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0.593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4.126cm" style:rel-column-width="16383*"/>
    </style:style>
    <style:style style:name="Таблица2.D" style:family="table-column">
      <style:table-column-properties style:column-width="4.126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7" style:family="table-row">
      <style:table-row-properties style:min-row-height="0.208cm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4.126cm" style:rel-column-width="16383*"/>
    </style:style>
    <style:style style:name="Таблица4.D" style:family="table-column">
      <style:table-column-properties style:column-width="4.126cm" style:rel-column-width="1638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4" style:family="table-row">
      <style:table-row-properties style:min-row-height="0.593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c40ff7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officeooo:rsid="007109c0" officeooo:paragraph-rsid="007109c0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normal" officeooo:rsid="007109c0" officeooo:paragraph-rsid="007109c0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fo:font-weight="normal" officeooo:rsid="00bde91d" officeooo:paragraph-rsid="00bde91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8787" officeooo:paragraph-rsid="003c8787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bde91d" officeooo:paragraph-rsid="00bde91d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81abfe" style:font-size-asian="12pt" style:font-name-complex="Times New Roman5" style:font-size-complex="12pt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acb1ac" style:font-size-asian="12pt" style:font-name-complex="Times New Roman5" style:font-size-complex="12pt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2ca54" officeooo:paragraph-rsid="0072ca54" style:font-size-asian="12pt" style:font-name-complex="Times New Roman5" style:font-size-complex="12pt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2ca54" officeooo:paragraph-rsid="0081abfe" style:font-size-asian="12pt" style:font-name-complex="Times New Roman5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2ca54" officeooo:paragraph-rsid="00acb1ac" style:font-size-asian="12pt" style:font-name-complex="Times New Roman5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880e5a" officeooo:paragraph-rsid="00880e5a" style:font-size-asian="12pt" style:font-name-complex="Times New Roman5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880e5a" officeooo:paragraph-rsid="00b21cc3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b15a9f" officeooo:paragraph-rsid="00b15a9f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b21cc3" officeooo:paragraph-rsid="00b21cc3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officeooo:rsid="00880e5a" officeooo:paragraph-rsid="00880e5a" style:font-size-asian="12pt" style:font-name-complex="Times New Roman5" style:font-size-complex="12pt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officeooo:rsid="00880e5a" officeooo:paragraph-rsid="00b21cc3" style:font-size-asian="12pt" style:font-name-complex="Times New Roman5" style:font-size-complex="12pt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officeooo:rsid="00b21cc3" officeooo:paragraph-rsid="00b21cc3" style:font-size-asian="12pt" style:font-name-complex="Times New Roman5" style:font-size-complex="12pt"/>
    </style:style>
    <style:style style:name="P3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533bef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533bef" officeooo:paragraph-rsid="00533bef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b9047e" officeooo:paragraph-rsid="00533bef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babe15" officeooo:paragraph-rsid="00533bef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c0fad4" officeooo:paragraph-rsid="00533bef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style="normal" officeooo:rsid="00795abd" officeooo:paragraph-rsid="00795abd" style:font-style-asian="normal" style:font-style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b64421" officeooo:paragraph-rsid="00915bb5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fo:font-weight="normal" officeooo:rsid="00b64421" officeooo:paragraph-rsid="00915bb5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915bb5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b64ca0" officeooo:paragraph-rsid="00b64ca0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bc9092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bf83cd"/>
    </style:style>
    <style:style style:name="P43" style:family="paragraph" style:parent-style-name="Standard">
      <style:paragraph-properties fo:margin-left="0cm" fo:margin-right="0cm" fo:text-indent="0cm" style:auto-text-indent="false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81abfe" officeooo:paragraph-rsid="0081abfe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paragraph-rsid="00bc9092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fo:font-style="normal" style:text-underline-style="none" fo:font-weight="normal" officeooo:rsid="00bc9092" officeooo:paragraph-rsid="00bc9092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47" style:family="paragraph" style:parent-style-name="Standard">
      <style:text-properties style:font-name="Times New Roman" fo:font-size="14pt" fo:language="ru" fo:country="RU" fo:font-weight="bold" officeooo:rsid="007109c0" officeooo:paragraph-rsid="007109c0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49" style:family="paragraph" style:parent-style-name="Standard">
      <style:text-properties officeooo:rsid="0014324b" officeooo:paragraph-rsid="0014324b"/>
    </style:style>
    <style:style style:name="P50" style:family="paragraph" style:parent-style-name="Standard">
      <style:text-properties officeooo:rsid="0014324b" officeooo:paragraph-rsid="00acb1ac"/>
    </style:style>
    <style:style style:name="P51" style:family="paragraph" style:parent-style-name="Standard">
      <style:text-properties fo:font-weight="bold" officeooo:rsid="007109c0" officeooo:paragraph-rsid="007109c0" style:font-weight-asian="bold" style:font-weight-complex="bold"/>
    </style:style>
    <style:style style:name="P52" style:family="paragraph" style:parent-style-name="Standard">
      <style:text-properties officeooo:paragraph-rsid="0018933d"/>
    </style:style>
    <style:style style:name="P53" style:family="paragraph" style:parent-style-name="Standard">
      <style:text-properties officeooo:rsid="00acb1ac" officeooo:paragraph-rsid="00acb1ac"/>
    </style:style>
    <style:style style:name="P54" style:family="paragraph" style:parent-style-name="Standard">
      <style:text-properties fo:font-weight="normal" officeooo:rsid="007109c0" officeooo:paragraph-rsid="007109c0" style:font-weight-asian="normal" style:font-weight-complex="normal"/>
    </style:style>
    <style:style style:name="P55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56" style:family="paragraph" style:parent-style-name="Table">
      <style:paragraph-properties fo:keep-with-next="always"/>
    </style:style>
    <style:style style:name="P57" style:family="paragraph" style:parent-style-name="Standard">
      <style:paragraph-properties fo:keep-with-next="always"/>
      <style:text-properties officeooo:paragraph-rsid="00acb1ac"/>
    </style:style>
    <style:style style:name="P58" style:family="paragraph" style:parent-style-name="Text_20_body">
      <style:text-properties fo:color="#000000" officeooo:rsid="000ef043" officeooo:paragraph-rsid="000ef043"/>
    </style:style>
    <style:style style:name="P59" style:family="paragraph" style:parent-style-name="Text_20_body">
      <style:text-properties fo:color="#000000" fo:font-weight="bold" officeooo:rsid="009f8831" officeooo:paragraph-rsid="009f8831" style:font-weight-asian="bold" style:font-weight-complex="bold"/>
    </style:style>
    <style:style style:name="P60" style:family="paragraph" style:parent-style-name="Text_20_body">
      <style:text-properties officeooo:rsid="009f8831" officeooo:paragraph-rsid="009f8831"/>
    </style:style>
    <style:style style:name="P61" style:family="paragraph" style:parent-style-name="Text_20_body">
      <style:text-properties style:font-name="Times New Roman" fo:font-size="14pt" fo:font-style="normal" fo:font-weight="bold" officeooo:rsid="00b3edd1" officeooo:paragraph-rsid="00b3edd1" style:font-style-asian="normal" style:font-weight-asian="bold" style:font-style-complex="normal" style:font-weight-complex="bold"/>
    </style:style>
    <style:style style:name="P62" style:family="paragraph" style:parent-style-name="Text_20_body">
      <style:text-properties style:font-name="Times New Roman" fo:font-size="14pt" fo:font-style="normal" fo:font-weight="bold" officeooo:rsid="00b54ca1" officeooo:paragraph-rsid="00b54ca1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style:font-name="Times New Roman" fo:font-size="14pt" fo:font-style="normal" fo:font-weight="normal" officeooo:rsid="00b3edd1" officeooo:paragraph-rsid="00b3edd1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style:font-name="Times New Roman" fo:font-size="14pt" fo:font-style="normal" fo:font-weight="normal" officeooo:rsid="00b54ca1" officeooo:paragraph-rsid="00b54ca1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officeooo:paragraph-rsid="003fcb3b"/>
    </style:style>
    <style:style style:name="P66" style:family="paragraph" style:parent-style-name="Text_20_body">
      <style:text-properties officeooo:rsid="00b04add" officeooo:paragraph-rsid="00b04add"/>
    </style:style>
    <style:style style:name="P67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68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acb1ac" style:font-size-asian="12pt" style:font-name-complex="Times New Roman5" style:font-size-complex="12pt"/>
    </style:style>
    <style:style style:name="P6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0" style:family="paragraph" style:parent-style-name="Heading_20_1">
      <style:paragraph-properties fo:break-before="page"/>
      <style:text-properties officeooo:rsid="000ef043" officeooo:paragraph-rsid="003724e9"/>
    </style:style>
    <style:style style:name="P71" style:family="paragraph" style:parent-style-name="Heading_20_1">
      <style:paragraph-properties fo:break-before="page"/>
      <style:text-properties officeooo:paragraph-rsid="003724e9"/>
    </style:style>
    <style:style style:name="P72" style:family="paragraph" style:parent-style-name="Heading_20_2">
      <style:text-properties fo:color="#000000"/>
    </style:style>
    <style:style style:name="P73" style:family="paragraph" style:parent-style-name="Heading_20_2">
      <style:paragraph-properties fo:break-before="page"/>
      <style:text-properties fo:color="#000000"/>
    </style:style>
    <style:style style:name="P74" style:family="paragraph" style:parent-style-name="Table_20_Contents" style:list-style-name="L3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75" style:family="paragraph" style:parent-style-name="Table_20_Contents" style:list-style-name="L3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acb1ac" style:font-size-asian="12pt" style:font-name-complex="Times New Roman5" style:font-size-complex="12pt"/>
    </style:style>
    <style:style style:name="P76" style:family="paragraph" style:parent-style-name="Table_20_Contents" style:list-style-name="L4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77" style:family="paragraph" style:parent-style-name="Table_20_Contents" style:list-style-name="L5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78" style:family="paragraph" style:parent-style-name="Table_20_Contents" style:list-style-name="L8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79" style:family="paragraph" style:parent-style-name="Table_20_Contents" style:list-style-name="L9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acb1ac" style:font-size-asian="12pt" style:font-name-complex="Times New Roman5" style:font-size-complex="12pt"/>
    </style:style>
    <style:style style:name="P80" style:family="paragraph" style:parent-style-name="Table_20_Contents" style:list-style-name="L6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81abfe" style:font-size-asian="12pt" style:font-name-complex="Times New Roman5" style:font-size-complex="12pt"/>
    </style:style>
    <style:style style:name="P81" style:family="paragraph" style:parent-style-name="Table_20_Contents" style:list-style-name="L7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81abfe" style:font-size-asian="12pt" style:font-name-complex="Times New Roman5" style:font-size-complex="12pt"/>
    </style:style>
    <style:style style:name="P82" style:family="paragraph" style:parent-style-name="Text_20_body" style:list-style-name="L1">
      <style:text-properties style:font-name="Times New Roman" fo:font-size="14pt" fo:font-style="normal" fo:font-weight="normal" officeooo:rsid="00b54ca1" officeooo:paragraph-rsid="00b54ca1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style:text-underline-style="solid" style:text-underline-width="auto" style:text-underline-color="font-color" fo:font-weight="normal" officeooo:rsid="0042de26" officeooo:paragraph-rsid="0042de26" style:font-weight-asian="normal" style:font-weight-complex="normal"/>
    </style:style>
    <style:style style:name="P84" style:family="paragraph" style:parent-style-name="Text_20_body" style:list-style-name="L2">
      <style:paragraph-properties fo:margin-left="0cm" fo:margin-right="0cm" fo:text-indent="0cm" style:auto-text-indent="false"/>
      <style:text-properties fo:font-style="normal" fo:font-weight="bold" officeooo:rsid="0048935d" officeooo:paragraph-rsid="00775f3f" style:font-style-asian="normal" style:font-weight-asian="bold" style:font-style-complex="normal" style:font-weight-complex="bold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878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5" style:family="text">
      <style:text-properties style:font-name="Times New Roman" fo:font-size="14pt" fo:language="ru" fo:country="RU" fo:font-style="normal" fo:font-weight="normal" officeooo:rsid="00915bb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6" style:family="text">
      <style:text-properties style:font-name="Times New Roman" fo:font-size="14pt" officeooo:rsid="003c8787" style:font-size-complex="14pt"/>
    </style:style>
    <style:style style:name="T7" style:family="text">
      <style:text-properties style:font-name="Times New Roman" fo:font-size="14pt" fo:font-style="normal" fo:font-weight="normal" officeooo:rsid="00533bef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ize="14pt" fo:font-style="normal" fo:font-weight="normal" officeooo:rsid="00b761b0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ize="14pt" fo:font-style="normal" fo:font-weight="normal" officeooo:rsid="00b9047e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ize="14pt" fo:font-style="normal" fo:font-weight="normal" officeooo:rsid="00babe15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ize="14pt" fo:font-style="normal" fo:font-weight="normal" officeooo:rsid="00bc9092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ize="14pt" fo:font-style="normal" fo:font-weight="normal" officeooo:rsid="00c0fad4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ize="14pt" fo:font-style="normal" fo:font-weight="bold" officeooo:rsid="00533bef" style:font-style-asian="normal" style:font-weight-asian="bold" style:font-style-complex="normal" style:font-weight-complex="bold"/>
    </style:style>
    <style:style style:name="T14" style:family="text">
      <style:text-properties style:font-name="Times New Roman" fo:font-size="14pt" fo:font-style="normal" officeooo:rsid="0081abfe" style:font-size-asian="12pt" style:font-style-asian="italic" style:font-name-complex="Mangal1" style:font-size-complex="12pt" style:font-style-complex="italic"/>
    </style:style>
    <style:style style:name="T15" style:family="text">
      <style:text-properties style:font-name="Times New Roman" fo:font-size="14pt" fo:font-style="normal" style:text-underline-style="none" fo:font-weight="normal" officeooo:rsid="00bc9092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ize="14pt" fo:font-style="normal" style:text-underline-style="none" fo:font-weight="normal" officeooo:rsid="00babe15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ize="14pt" fo:font-style="italic" fo:font-weight="normal" officeooo:rsid="00b761b0" style:font-style-asian="italic" style:font-weight-asian="normal" style:font-style-complex="italic" style:font-weight-complex="normal"/>
    </style:style>
    <style:style style:name="T18" style:family="text">
      <style:text-properties style:font-name="Times New Roman" fo:font-size="14pt" fo:font-style="italic" fo:font-weight="normal" officeooo:rsid="00b9047e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size="14pt" fo:font-style="italic" fo:font-weight="normal" officeooo:rsid="00babe15" style:font-style-asian="italic" style:font-weight-asian="normal" style:font-style-complex="italic" style:font-weight-complex="normal"/>
    </style:style>
    <style:style style:name="T20" style:family="text">
      <style:text-properties style:font-name="Times New Roman" fo:font-size="14pt" fo:font-style="italic" fo:font-weight="normal" officeooo:rsid="00bc9092" style:font-style-asian="italic" style:font-weight-asian="normal" style:font-style-complex="italic" style:font-weight-complex="normal"/>
    </style:style>
    <style:style style:name="T21" style:family="text">
      <style:text-properties style:font-name="Times New Roman" fo:font-size="14pt" fo:font-style="italic" style:text-underline-style="none" fo:font-weight="normal" officeooo:rsid="00babe15" style:font-style-asian="italic" style:font-weight-asian="normal" style:font-style-complex="italic" style:font-weight-complex="normal"/>
    </style:style>
    <style:style style:name="T22" style:family="text">
      <style:text-properties style:font-name="Times New Roman" fo:font-size="14pt" officeooo:rsid="00880e5a"/>
    </style:style>
    <style:style style:name="T23" style:family="text">
      <style:text-properties style:font-name="Times New Roman" style:font-size-complex="14pt"/>
    </style:style>
    <style:style style:name="T24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5" style:family="text">
      <style:text-properties fo:font-variant="normal" fo:text-transform="none" fo:color="#000000" style:font-name="Times New Roman" fo:font-size="14pt" fo:letter-spacing="0.009cm" fo:language="ru" fo:country="RU" fo:font-weight="bold" officeooo:rsid="00b04ad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26" style:family="text">
      <style:text-properties fo:language="en" fo:country="US" officeooo:rsid="0018933d"/>
    </style:style>
    <style:style style:name="T27" style:family="text">
      <style:text-properties fo:language="en" fo:country="US" officeooo:rsid="00880e5a"/>
    </style:style>
    <style:style style:name="T28" style:family="text">
      <style:text-properties officeooo:rsid="0014324b"/>
    </style:style>
    <style:style style:name="T29" style:family="text">
      <style:text-properties officeooo:rsid="001b2153"/>
    </style:style>
    <style:style style:name="T30" style:family="text">
      <style:text-properties fo:language="ru" fo:country="RU" officeooo:rsid="00387a0e"/>
    </style:style>
    <style:style style:name="T31" style:family="text">
      <style:text-properties officeooo:rsid="003c8787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ee05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b6442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b6f2c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b761b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f83c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officeooo:rsid="00b64421" style:font-style-asian="normal" style:font-weight-asian="bold" style:font-style-complex="normal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f83cd" style:font-style-asian="italic" style:font-weight-asian="normal" style:font-style-complex="italic" style:font-weight-complex="normal"/>
    </style:style>
    <style:style style:name="T42" style:family="text">
      <style:text-properties fo:color="#000000" style:font-name="Times New Roman" fo:font-size="14pt"/>
    </style:style>
    <style:style style:name="T43" style:family="text">
      <style:text-properties fo:color="#000000" style:font-name="Times New Roman" fo:font-size="14pt" officeooo:rsid="003fcb3b"/>
    </style:style>
    <style:style style:name="T44" style:family="text">
      <style:text-properties fo:color="#000000" style:font-name="Times New Roman" fo:font-size="14pt" officeooo:rsid="00b04add"/>
    </style:style>
    <style:style style:name="T45" style:family="text">
      <style:text-properties fo:color="#000000" style:font-name="Times New Roman" fo:font-size="14pt" fo:language="ru" fo:country="RU" fo:font-style="normal" fo:font-weight="normal" officeooo:rsid="00bde91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6" style:family="text">
      <style:text-properties fo:color="#000000" style:font-name="Times New Roman" fo:font-size="14pt" fo:language="ru" fo:country="RU" fo:font-style="normal" fo:font-weight="normal" officeooo:rsid="00bf83c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7" style:family="text">
      <style:text-properties fo:color="#000000" style:font-name="Times New Roman" fo:font-size="14pt" fo:language="ru" fo:country="RU" fo:font-style="normal" fo:font-weight="normal" officeooo:rsid="00c2d91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8" style:family="text">
      <style:text-properties fo:color="#000000" style:font-name="Times New Roman" fo:font-size="14pt" fo:language="ru" fo:country="RU" fo:font-style="normal" fo:font-weight="normal" officeooo:rsid="00c40ff7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9" style:family="text">
      <style:text-properties fo:color="#000000" style:font-name="Times New Roman" fo:font-size="14pt" fo:language="ru" fo:country="RU" fo:font-style="italic" fo:font-weight="normal" officeooo:rsid="00bf83cd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50" style:family="text">
      <style:text-properties fo:color="#000000" style:font-name="Times New Roman" fo:font-size="14pt" fo:language="ru" fo:country="RU" fo:font-style="italic" fo:font-weight="normal" officeooo:rsid="00bde91d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51" style:family="text">
      <style:text-properties officeooo:rsid="00b04add" style:font-size-complex="14pt"/>
    </style:style>
    <style:style style:name="T52" style:family="text">
      <style:text-properties officeooo:rsid="0018933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0880e5a"/>
    </style:style>
    <style:style style:name="T55" style:family="text">
      <style:text-properties officeooo:rsid="008951d0"/>
    </style:style>
    <style:style style:name="T56" style:family="text">
      <style:text-properties officeooo:rsid="00b42d1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Кафедра МО ЭВМ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55"><text:span text:style-name="Book_20_Title"><text:span text:style-name="T1">отчет</text:span></text:span></text:p>
      <text:p text:style-name="P7"><text:span text:style-name="T2">по лабораторной работе №</text:span><text:span text:style-name="T51">2</text:span></text:p>
      <text:p text:style-name="P14"><text:span text:style-name="T2">по дисциплине «</text:span><text:span text:style-name="T3">Построение и анализ алгоритмов</text:span><text:span text:style-name="T2">»</text:span></text:p>
      <text:p text:style-name="P2"><text:span text:style-name="Book_20_Title"><text:span text:style-name="T24">Тема: </text:span></text:span><text:span text:style-name="Book_20_Title"><text:span text:style-name="T25">Жадный алгоритм и А*</text:span></text:span></text:p>
      <text:p text:style-name="P8"/>
      <text:p text:style-name="P8"/>
      <text:p text:style-name="P8"/>
      <text:p text:style-name="P8"/>
      <text:p text:style-name="P10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23">Студент гр. 0</text:span><text:span text:style-name="T6">304</text:span></text:p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12">Алексеев Р.В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30"/>
          </table:table-cell>
          <table:table-cell table:style-name="Таблица1.A1" office:value-type="string">
            <text:p text:style-name="P12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48">20<text:span text:style-name="T31">22</text:span></text:p>
      <text:h text:style-name="P73" text:outline-level="2">Цель работы.</text:h>
      <text:p text:style-name="P65"><text:span text:style-name="T43">Изучить </text:span><text:span text:style-name="T44">жадный алгоритм и алгоритм А* для нахождения путей в графе.</text:span></text:p>
      <text:p text:style-name="P66"><text:span text:style-name="T44">Р</text:span><text:span text:style-name="T42">еализовать жадный алгоритм и алгоритм А*.</text:span></text:p>
      <text:p text:style-name="P58"/>
      <text:h text:style-name="P72" text:outline-level="2">Задание.</text:h>
      <text:p text:style-name="P59">Вариант 2</text:p>
      <text:p text:style-name="P60">В A* эвристическая функция для каждой вершины задаётся неотрицательным числом во входных данных.</text:p>
      <text:p text:style-name="P60"/>
      <text:p text:style-name="P47">Задание 1</text:p>
      <text:p text:style-name="Standard">Разработайте программу, которая решает задачу построения пути в <text:span text:style-name="T39">ориентированном</text:span> графе при помощи <text:span text:style-name="T53">жадного алгоритма</text:span>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P43"><text:tab/>Пример входных данных</text:p>
      <text:p text:style-name="Standard"/>
      <text:p text:style-name="Standard">a e</text:p>
      <text:p text:style-name="Standard">a b 3.0</text:p>
      <text:p text:style-name="Standard">b c 1.0</text:p>
      <text:p text:style-name="Standard">c d 1.0</text:p>
      <text:p text:style-name="Standard">a d 5.0</text:p>
      <text:p text:style-name="Standard">d e 1.0</text:p>
      <text:p text:style-name="Standard"/>
      <text:p text:style-name="Standard"><text:soft-page-break/>В первой строке через пробел указываются начальная и конечная вершины</text:p>
      <text:p text:style-name="Standard">Далее в каждой строке указываются ребра графа и их вес</text:p>
      <text:p text:style-name="Standard"/>
      <text:p text:style-name="Standard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Standard">abcde</text:p>
      <text:p text:style-name="Standard"/>
      <text:p text:style-name="P51">Задание 2</text:p>
      <text:p text:style-name="P54">Разработайте программу, которая решает задачу построения кратчайшего пути в <text:span text:style-name="T39">ориентированном</text:span> графе <text:span text:style-name="T53">методом А*</text:span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P54">Пример входных данных</text:p>
      <text:p text:style-name="P54">a e</text:p>
      <text:p text:style-name="P54">a b 3.0</text:p>
      <text:p text:style-name="P54">b c 1.0</text:p>
      <text:p text:style-name="P54">c d 1.0</text:p>
      <text:p text:style-name="P54">a d 5.0</text:p>
      <text:p text:style-name="P54">d e 1.0</text:p>
      <text:p text:style-name="P54"/>
      <text:p text:style-name="P54">В первой строке через пробел указываются начальная и конечная вершины</text:p>
      <text:p text:style-name="P54">Далее в каждой строке указываются ребра графа и их вес</text:p>
      <text:p text:style-name="P54"/>
      <text:p text:style-name="P54"><text:soft-page-break/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54">ade</text:p>
      <text:p text:style-name="P43"/>
      <text:h text:style-name="Heading_20_2" text:outline-level="2">Выполнение работы.</text:h>
      <text:p text:style-name="P83">Описание алгоритма</text:p>
      <text:p text:style-name="P61"><text:span text:style-name="T55">Ж</text:span>адный алгоритм</text:p>
      <text:p text:style-name="P63">Жадный алгоритм находит путь из начальной вершины к конечной. <text:s/>Алгоритм заключается в принятии локально оптимальных решений на каждом шаге, допуская, что конечное решение <text:span text:style-name="T56">также окажется оптимальным. Найденные алгоритмом путь не всегда является минимальным.</text:span></text:p>
      <text:p text:style-name="P63">На каждом шаге алгоритма выбирается ребро с минимальным весом, исходящее из текущей вершины, и по нему выбирается новая вершина для следубщего шага. Шаги повторяются пока не будет достигнута конечная вершина. </text:p>
      <text:p text:style-name="P63">Если на очередном шаге алгоритма из текущей вершины нет исходящих ребер по которым ещё не проходили, то переходим к предыдущей вершине и проверяем наличие исходящих ребер из неё.</text:p>
      <text:p text:style-name="P63">Чтобы избежать зацикливания алгоритма, проход по любому ребру возможен только один раз.</text:p>
      <text:p text:style-name="P63"/>
      <text:p text:style-name="P62">А*</text:p>
      <text:p text:style-name="P64">А* - алгоритм поиска наименьшего по стоимости пути от начальной вершины к конечной.</text:p>
      <text:p text:style-name="P64">Алгоритм состоит из нескольких шагов:</text:p>
      <text:list xml:id="list3709334354" text:style-name="L1">
        <text:list-item>
          <text:p text:style-name="P82"><text:soft-page-break/>Для каждой вершины-ребенка текущей вершины находится значение пути до неё от начальной вершины и значение эвристической функции.</text:p>
        </text:list-item>
        <text:list-item>
          <text:p text:style-name="P82">В качестве новой текущей вершины выбирается вершина с наименьшим значением суммы пути и эвристической функции из всех вершины, в которые можно перейти из обработанных вершин и которые ещё не были обработаны.</text:p>
        </text:list-item>
        <text:list-item>
          <text:p text:style-name="P82">Если на очередном шаге достигнута конечная вершина, значит путь найден, работа алгоритма прекращается.</text:p>
        </text:list-item>
      </text:list>
      <text:p text:style-name="P64"><text:tab/>Чтобы получить итоговый результат, необходимо пройти по найденному пути в обратном направлении, сохраняя пройденные вершины.</text:p>
      <text:p text:style-name="P36"/>
      <text:list xml:id="list3634840900" text:style-name="L2">
        <text:list-header>
          <text:p text:style-name="P84"><text:tab/>Сложность алгоритма</text:p>
        </text:list-header>
      </text:list>
      <text:p text:style-name="P39"><text:span text:style-name="T33"><text:tab/></text:span><text:span text:style-name="T38">Жадный алгоритм</text:span></text:p>
      <text:p text:style-name="P42"><text:span text:style-name="T34"><text:tab/></text:span><text:span text:style-name="T35">Жадный алгоритм на каждом шаге выби</text:span><text:span text:style-name="T36">рает ребро с минимальным весом, чтобы перейти по нему в следующую врешину, </text:span><text:span text:style-name="T37">чтобы выбрать минимальное ребро, необходимо отсортировать список ребер, поэтому сложность жадного алгоритма по числу операций — O(</text:span><text:span text:style-name="T41">v logv</text:span><text:span text:style-name="T37">), по памяти — O(v),</text:span><text:span text:style-name="T45"> где </text:span><text:span text:style-name="T49">v</text:span><text:span text:style-name="T45"> — число </text:span><text:span text:style-name="T46">вершин</text:span><text:span text:style-name="T45"> в графе, </text:span><text:span text:style-name="T47">т. к. необходимо хранить только список вершин и строку пути, которая не может превышать по количеству символов количества вершин в графе.</text:span></text:p>
      <text:p text:style-name="P37"/>
      <text:p text:style-name="P39"><text:span text:style-name="T34"><text:tab/></text:span><text:span text:style-name="T38">A*</text:span></text:p>
      <text:p text:style-name="P37"><text:tab/>Сложность алгоритма A* по числу операций зависит от эвристической функции. В худшем случае она будет экспоненциальной, но если эвристическая функция удовлетворяет условию:</text:p>
      <text:p text:style-name="P38"><draw:frame draw:style-name="fr1" draw:name="Объект1" text:anchor-type="as-char" svg:y="-0.437cm" svg:width="5.322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0"><text:soft-page-break/><text:span text:style-name="T34">г</text:span><text:span text:style-name="T32">де h — эвристическая функция, h* - оптимальная эвристическая функция, т. е. точная оценка расстояния от вершины к цели.</text:span></text:p>
      <text:p text:style-name="P40"><text:span text:style-name="T32"><text:tab/>Сложность по количеству операций для А* будет О(</text:span><text:span text:style-name="T40">B^D</text:span><text:span text:style-name="T32">), где </text:span><text:span text:style-name="T40">B</text:span><text:span text:style-name="T32"> — среднее количество исходящих ребер, </text:span><text:span text:style-name="T40">D</text:span><text:span text:style-name="T32"> — длина кратчайшего пути. Сложность по памяти будет О(</text:span><text:span text:style-name="T40">B^D</text:span><text:span text:style-name="T32">).</text:span></text:p>
      <text:p text:style-name="P40"><text:span text:style-name="T32"><text:tab/>Если использовать оптимальную эвристическую функцию, то сложность по количеству операций и памяти станет полиномиальной. Количество рассмотренных узлов будет </text:span><text:span text:style-name="T32"><draw:frame draw:style-name="fr1" draw:name="Объект2" text:anchor-type="as-char" svg:y="-0.437cm" svg:width="4.29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2">, следовательно, при </text:span><text:span text:style-name="T40">B</text:span><text:span text:style-name="T32"> = 1 количество рассмотренных вершин будет равняться </text:span><text:span text:style-name="T40">D</text:span><text:span text:style-name="T32">, т. е. сложность по памяти — О(</text:span><text:span text:style-name="T40">D</text:span><text:span text:style-name="T32">), по числу операций — О(</text:span><text:span text:style-name="T40">D</text:span><text:span text:style-name="T32">).</text:span></text:p>
      <text:p text:style-name="P32"/>
      <text:p text:style-name="P31"><text:span text:style-name="T7"><text:tab/></text:span><text:span text:style-name="T13">Функции и структуры данных</text:span></text:p>
      <text:p text:style-name="P31"><text:span text:style-name="T7"><text:tab/></text:span><text:span text:style-name="T8">Для хранеия информации о вершинах был создан класс </text:span><text:span text:style-name="T17">GrafVertex</text:span><text:span text:style-name="T8">.</text:span></text:p>
      <text:p text:style-name="P31"><text:span text:style-name="T8"><text:tab/></text:span><text:span text:style-name="T9">Класс имеет четыре поля: </text:span><text:span text:style-name="T18">self.symbol —</text:span><text:span text:style-name="T9"> символ, которым обозначена вершина, </text:span><text:span text:style-name="T18">self.parent —</text:span><text:span text:style-name="T9"> индекс вершины, из которой першли в эту в А*, </text:span><text:span text:style-name="T18">self.child —</text:span><text:span text:style-name="T9"> список детей вершины, </text:span><text:span text:style-name="T18">self.heur —</text:span><text:span text:style-name="T9"> эвристическая функция.</text:span></text:p>
      <text:p text:style-name="P33"><text:tab/>Для работы с вершинами реализован ряд методов.</text:p>
      <text:p text:style-name="P31"><text:span text:style-name="T9"><text:tab/>Метод </text:span><text:span text:style-name="T18">setSymbol(self, symbol) </text:span><text:span text:style-name="T9">используется для установки символа вершины. Метод принимает: </text:span><text:span text:style-name="T18">symbol —</text:span><text:span text:style-name="T9"> символ. Метод сохраняет полученный символ в поле </text:span><text:span text:style-name="T18">self.symbol.</text:span></text:p>
      <text:p text:style-name="P31"><text:span text:style-name="T9"><text:tab/>Метод </text:span><text:span text:style-name="T18">addPar(self, newPar) </text:span><text:span text:style-name="T9">используется для установки родителя вершины. Метод принимает: </text:span><text:span text:style-name="T18">newPar</text:span><text:span text:style-name="T9"> — индекс родителя. Метод сохраняет полученный индекс в поле </text:span><text:span text:style-name="T18">self,parent</text:span><text:span text:style-name="T9">.</text:span></text:p>
      <text:p text:style-name="P31"><text:span text:style-name="T9"><text:tab/>Метод </text:span><text:span text:style-name="T18">addChild(self, newChild)</text:span><text:span text:style-name="T9"> используется для добавление нового ребенка. Метод принимает: </text:span><text:span text:style-name="T18">newChild —</text:span><text:span text:style-name="T9"> новый ребенок. Метод добавляет нового ребенка в список </text:span><text:span text:style-name="T18">self.child</text:span><text:span text:style-name="T9">.</text:span></text:p>
      <text:p text:style-name="P31"><text:soft-page-break/><text:span text:style-name="T9"><text:tab/>Для вывода вершины в консоль перегружен метод </text:span><text:span text:style-name="T18">__str__(self)</text:span><text:span text:style-name="T9">. Метод сохраняет в строку символ вершины, индекс родителя и список детей. Метод возвращает получившеюся строку.</text:span></text:p>
      <text:p text:style-name="P31"><text:span text:style-name="T9"><text:tab/></text:span><text:span text:style-name="T10">Для обработки входных данных создан класс </text:span><text:span text:style-name="T19">Graf</text:span><text:span text:style-name="T10">.</text:span></text:p>
      <text:p text:style-name="P31"><text:span text:style-name="T10"><text:tab/>Класс имеет шесть полей: </text:span><text:span text:style-name="T19">self.numStart —</text:span><text:span text:style-name="T10"> индекс начальной вершины, </text:span><text:span text:style-name="T19">self.numFinish —</text:span><text:span text:style-name="T10"> индекс конечной вершины, </text:span><text:span text:style-name="T19">self.graf —</text:span><text:span text:style-name="T10"> список вершин графа, </text:span><text:span text:style-name="T19">self.result —</text:span><text:span text:style-name="T10"> результат работы алгоритмов, </text:span><text:span text:style-name="T19">self.interConc —</text:span><text:span text:style-name="T10"> флаг промежуточных выводов, </text:span><text:span text:style-name="T19">self.individual —</text:span><text:span text:style-name="T10"> флаг индивидуализации.</text:span></text:p>
      <text:p text:style-name="P34"><text:tab/>Для обработки данных создан ряд методов.</text:p>
      <text:p text:style-name="P31"><text:span text:style-name="T10"><text:tab/>Метод </text:span><text:span text:style-name="T19">printResult(self)</text:span><text:span text:style-name="T10"> используется для вывода результата. Метод выводит содержимое поля</text:span><text:span text:style-name="T19"> self.result </text:span><text:span text:style-name="T10">в консоль.</text:span></text:p>
      <text:p text:style-name="P31"><text:span text:style-name="T10"><text:tab/>Метод </text:span><text:span text:style-name="T19">createGraf(self, edgesBuf)</text:span><text:span text:style-name="T10"> используется для создания графа. Метод принимает: </text:span><text:span text:style-name="T19">edgesBuf —</text:span><text:span text:style-name="T10"> список ребер с весами. Метод создает вершины графа, сохраняя в них информацию о символах и детях.</text:span></text:p>
      <text:p text:style-name="P31"><text:span text:style-name="T10"><text:tab/>Метод </text:span><text:span text:style-name="T19">greedyAlg(self)</text:span><text:span text:style-name="T10"> используется для реализации жадного алгоритма. Метод перебирает детей текущей вершины, первой текущей вершиной является начальная, и переходит к тому, вес ребра к которому меньше всего. Если найдена конечная вершина, то работа метода останавливается. Если из текущей вершины никуда нельзя перейти, то в качестве текущей вершины берется та, которая была последней добавлена в результат. Каждая пройденная вершина добавляется в результат.</text:span></text:p>
      <text:p text:style-name="P31"><text:span text:style-name="T10"><text:tab/>Метод </text:span><text:span text:style-name="T19">algAStar(self)</text:span><text:span text:style-name="T10"> используется для реализации алгоритма А*. Метод, начиная с начальной вершины, добавляет вершины в очередь с приоритетом, где в качестве приоритета служит сумма пути до вершины от начальной вершины и разница между кодами символов в таблице ASCII. Метод перебирает вершины очереди, извлекая вершину с наименьшей суммой, при попомщи вызова метода </text:span><text:span text:style-name="T19">getVer(self, queueVer, f)</text:span><text:span text:style-name="T10">, проверяет её детей, если их нет в очереди, добавляет их, иначе сравниват их значение </text:span><text:soft-page-break/><text:span text:style-name="T10">суммы стоимости пути и разницы кодов с новым, заменяя при необходимости. Если найдена конечная вершина, то метод вызывает метод </text:span><text:span text:style-name="T19">createResult(self)</text:span><text:span text:style-name="T10">. </text:span><text:span text:style-name="T12">Если в очереди закончатся вершины, а конечная вершина не будет достигнута, значит пути до неё нет.</text:span></text:p>
      <text:p text:style-name="P35"/>
      <text:p text:style-name="P31"><text:span text:style-name="T7"><text:tab/></text:span><text:span text:style-name="T10">Метод </text:span><text:span text:style-name="T19">getVer(self, queueVer, f) </text:span><text:span text:style-name="T10">используется для получения вершины из очереди. Метод принимает: </text:span><text:span text:style-name="T19">queueVer —</text:span><text:span text:style-name="T10"> список индексов вершин в очереди, </text:span><text:span text:style-name="T19">f —</text:span><text:span text:style-name="T10"> список приоритетов вершин. Метод сравнивает приоритеты вершин из очереди и возвращает индекс вершины с минимальным приоритетом.</text:span></text:p>
      <text:p text:style-name="P31"><text:span text:style-name="T10"><text:tab/>Метод </text:span><text:span text:style-name="T19">createResult(self) </text:span><text:span text:style-name="T10">используется для создания ответа после работы А*. Метод, начиная с конечной врешины, переходит по родителям вершин, пока не достигнет начальной вершины. Пройденные вершины сохраняются в поле </text:span><text:span text:style-name="T19">self.result</text:span><text:span text:style-name="T10">.</text:span></text:p>
      <text:p text:style-name="P41"><text:span text:style-name="T10"><text:tab/>Для </text:span><text:span text:style-name="T11">решения первой задачи создана функция </text:span><text:span text:style-name="T20">firstTask(interCоnc). </text:span><text:span text:style-name="T11">Функция принимает: </text:span><text:span text:style-name="T20">interConc —</text:span><text:span text:style-name="T11"> флаг промежуточных выводов. Функция ссчитывает ввод с клавиатуры начальной и конечной вершин, набора ребер с весами. После считывания входных данных функция создает экземпляр класса </text:span><text:span text:style-name="T20">Graf</text:span><text:span text:style-name="T15"> и вызывает необходимые методы класса.</text:span></text:p>
      <text:p text:style-name="P45"><text:span text:style-name="T10"><text:tab/>Для </text:span><text:span text:style-name="T11">решения второй задачи создана функция </text:span><text:span text:style-name="T20">secondTask(interCоnc). </text:span><text:span text:style-name="T11">Функция принимает: </text:span><text:span text:style-name="T20">interConc —</text:span><text:span text:style-name="T11"> флаг промежуточных выводов. Функция ссчитывает ввод с клавиатуры начальной и конечной вершин, набора ребер с весами. После считывания входных данных функция создает экземпляр класса </text:span><text:span text:style-name="T20">Graf</text:span><text:span text:style-name="T15"> и вызывает необходимые методы класса.</text:span></text:p>
      <text:p text:style-name="P45"><text:span text:style-name="T10"><text:tab/>Для </text:span><text:span text:style-name="T11">решения второй задачи с индивидуализацией создана функция </text:span><text:span text:style-name="T20">firstTask(interCоnc). </text:span><text:span text:style-name="T11">Функция принимает: </text:span><text:span text:style-name="T20">interConc —</text:span><text:span text:style-name="T11"> флаг промежуточных выводов. Функция ссчитывает ввод с клавиатуры начальной и конечной вершин, набора ребер с весами. После считывания входных данных функция создает экземпляр класса </text:span><text:span text:style-name="T20">Graf</text:span><text:span text:style-name="T15"> и вызывает метод </text:span><text:span text:style-name="T21">createGraf(self, edgesBuf)</text:span><text:span text:style-name="T16">, </text:span><text:soft-page-break/><text:span text:style-name="T15">после чего считывает ввод значений жвристической функции для каждой вершины. После считывания функция вызывает необходимые методы класса.</text:span></text:p>
      <text:p text:style-name="P46"/>
      <text:h text:style-name="Heading_20_2" text:outline-level="2">Выводы.</text:h>
      <text:p text:style-name="P16"><text:span text:style-name="T5">Б</text:span><text:span text:style-name="T4">ыли изучены жадный алгоритм и А* для нахождения путей в графе.</text:span></text:p>
      <text:p text:style-name="P11">Была написанна программа, находящая оптимальный путь при помощи жадного алгоритма и минимальный путь при помощи алгоритма А*. Программа была дополнена таким образом, чтобы для А* можно было ввести значения эврестической функции с клавиатуры.</text:p>
      <text:p text:style-name="P3"><text:span text:style-name="T45">Было установлено, что сложности жадного алгоритма по числу операций — </text:span><text:span text:style-name="T46">O(v</text:span><text:span text:style-name="T49"> logv</text:span><text:span text:style-name="T46">)</text:span><text:span text:style-name="T45">, где </text:span><text:span text:style-name="T49">v</text:span><text:span text:style-name="T45"> — число </text:span><text:span text:style-name="T46">вершин</text:span><text:span text:style-name="T45"> в графе, и по памяти <text:s/>— </text:span><text:span text:style-name="T46">O(v).</text:span><text:span text:style-name="T45"> </text:span><text:span text:style-name="T48">C</text:span><text:span text:style-name="T45">ложности А* по числу операций и памяти в худшем случае — O(</text:span><text:span text:style-name="T50">B</text:span><text:span text:style-name="T45">^</text:span><text:span text:style-name="T50">D</text:span><text:span text:style-name="T45">), где <text:s/></text:span><text:span text:style-name="T50">B</text:span><text:span text:style-name="T45"> — среднее число исходящих ребер, <text:s/></text:span><text:span text:style-name="T50">D —</text:span><text:span text:style-name="T45"> длина кратчайшего пути, в лучшем случае — O(</text:span><text:span text:style-name="T50">D)</text:span><text:span text:style-name="T45">.</text:span></text:p>
      <text:p text:style-name="Standard"/>
      <text:p text:style-name="Text_20_body"/>
      <text:h text:style-name="P70" text:outline-level="1">Приложение А<text:line-break/>Исходный код программы</text:h>
      <text:p text:style-name="P52"><text:span text:style-name="T29">Название</text:span><text:span text:style-name="T52"> файла: </text:span><text:span text:style-name="T22">main</text:span><text:span text:style-name="T26">.</text:span><text:span text:style-name="T27">py</text:span></text:p>
      <text:p text:style-name="Листинг">class GrafVertex: <text:s text:c="6"/># Вершина графа</text:p>
      <text:p text:style-name="Листинг"><text:s text:c="4"/>def __init__(self):</text:p>
      <text:p text:style-name="Листинг"><text:s text:c="8"/>self.symbol = None <text:s text:c="5"/># Символ вершины</text:p>
      <text:p text:style-name="Листинг"><text:s text:c="8"/>self.parent = None <text:s text:c="5"/># Индекс родителя, через которого пришли</text:p>
      <text:p text:style-name="Листинг"><text:s text:c="8"/>self.child = [] <text:s text:c="8"/># Список индексов потомков, весов ребер к ним и флагов посещения</text:p>
      <text:p text:style-name="Листинг"><text:s text:c="8"/>self.heur = None <text:s text:c="7"/># Эвристическая функция</text:p>
      <text:p text:style-name="Листинг"/>
      <text:p text:style-name="Листинг"><text:s text:c="4"/>def setSymbol(self, symbol): <text:s text:c="3"/># Установить символ вершины</text:p>
      <text:p text:style-name="Листинг"><text:s text:c="8"/>self.symbol = symbol</text:p>
      <text:p text:style-name="Листинг"/>
      <text:p text:style-name="Листинг"><text:s text:c="4"/>def addPar(self, newPar): <text:s text:c="2"/># Добавить родителя</text:p>
      <text:p text:style-name="Листинг"><text:s text:c="8"/>self.parent = newPar</text:p>
      <text:p text:style-name="Листинг"/>
      <text:p text:style-name="Листинг"><text:s text:c="4"/>def addChild(self, newChild): <text:s text:c="2"/># Добавить потомка</text:p>
      <text:p text:style-name="Листинг"><text:s text:c="8"/>self.child.append(newChild)</text:p>
      <text:p text:style-name="Листинг"/>
      <text:p text:style-name="Листинг"><text:s text:c="4"/>def __str__(self): <text:s text:c="5"/># Вывод вершины</text:p>
      <text:p text:style-name="Листинг"><text:s text:c="8"/>string = f"Вершина: {self.symbol}\n Индексы родителей:\n"</text:p>
      <text:p text:style-name="Листинг"><text:s text:c="8"/>string += f"Родитель: {self.parent}\n"</text:p>
      <text:p text:style-name="Листинг"><text:s text:c="8"/>string += " Индексы потомков:\n"</text:p>
      <text:p text:style-name="Листинг"><text:s text:c="8"/>for i in self.child:</text:p>
      <text:p text:style-name="Листинг"><text:s text:c="12"/>string += f" <text:s/>{i}\n"</text:p>
      <text:p text:style-name="Листинг"><text:s text:c="8"/>return string</text:p>
      <text:p text:style-name="Листинг"/>
      <text:p text:style-name="Листинг"/>
      <text:p text:style-name="Листинг">class Graf:</text:p>
      <text:p text:style-name="Листинг"><text:s text:c="4"/>def __init__(self, start, finish, interConc, individual):</text:p>
      <text:p text:style-name="Листинг"><text:s text:c="8"/>self.numStart = ord(start) - ord('a') <text:s text:c="16"/># Индекс начальной вершины</text:p>
      <text:p text:style-name="Листинг"><text:s text:c="8"/>self.numFinish = ord(finish) - ord('a') <text:s text:c="14"/># Индекс конечной вершины</text:p>
      <text:p text:style-name="Листинг"><text:s text:c="8"/>self.graf = [GrafVertex() for _ in range(26)] <text:s text:c="2"/># Список вершин</text:p>
      <text:p text:style-name="Листинг"><text:s text:c="8"/>self.result = "" <text:s text:c="31"/># Результат</text:p>
      <text:p text:style-name="Листинг"/>
      <text:p text:style-name="Листинг"><text:s text:c="8"/>self.interConc = interConc <text:s text:c="21"/># Промежуточные выводы</text:p>
      <text:p text:style-name="Листинг"><text:s text:c="8"/>self.individual = individual <text:s text:c="19"/># Индивидуализация</text:p>
      <text:p text:style-name="Листинг"/>
      <text:p text:style-name="Листинг"><text:s text:c="4"/>def printResult(self): <text:s text:c="5"/># Вывод результатов</text:p>
      <text:p text:style-name="Листинг"><text:s text:c="8"/>if self.interConc:</text:p>
      <text:p text:style-name="Листинг"><text:s text:c="12"/>print("\n\033[34mРезультат:\033[0m")</text:p>
      <text:p text:style-name="Листинг"><text:s text:c="8"/>print(self.result)</text:p>
      <text:p text:style-name="Листинг"/>
      <text:p text:style-name="Листинг"><text:s text:c="4"/>def createGraf(self, edgesBuf): <text:s text:c="4"/># Создание графа из ребер</text:p>
      <text:p text:style-name="Листинг"><text:soft-page-break/><text:s text:c="8"/>if self.interConc:</text:p>
      <text:p text:style-name="Листинг"><text:s text:c="12"/>print("\033[33mСоздание графа из ребер:\033[0m")</text:p>
      <text:p text:style-name="Листинг"><text:s text:c="8"/>for edge in edgesBuf:</text:p>
      <text:p text:style-name="Листинг"><text:s text:c="12"/>numSVer = ord(edge[0]) - ord('a') <text:s text:c="4"/># Индекс вершины, где 97 - номер символа 'а' в ASCII</text:p>
      <text:p text:style-name="Листинг"><text:s text:c="12"/>numFVer = ord(edge[1]) - ord('a')</text:p>
      <text:p text:style-name="Листинг"><text:s text:c="12"/>weight = float(edge[2])</text:p>
      <text:p text:style-name="Листинг"><text:s text:c="12"/>if self.interConc:</text:p>
      <text:p text:style-name="Листинг"><text:s text:c="16"/>print(f"\tДобавление в граф ребра {edge[0]}──{weight}─&gt;{edge[1]}")</text:p>
      <text:p text:style-name="Листинг"><text:s text:c="12"/>if not self.graf[numSVer].symbol: <text:s text:c="2"/># Если начальной вершины ребра ещё нет</text:p>
      <text:p text:style-name="Листинг"><text:s text:c="16"/>if self.interConc:</text:p>
      <text:p text:style-name="Листинг"><text:s text:c="20"/>print(f"\tВершины \"{edge[0]}\" ещё нет в графе. Добавляем её.")</text:p>
      <text:p text:style-name="Листинг"><text:s text:c="16"/>self.graf[numSVer].setSymbol(edge[0])</text:p>
      <text:p text:style-name="Листинг"><text:s text:c="12"/>if not self.graf[numFVer].symbol: <text:s text:c="2"/># Если конечной вершины ребра ещё нет</text:p>
      <text:p text:style-name="Листинг"><text:s text:c="16"/>if self.interConc:</text:p>
      <text:p text:style-name="Листинг"><text:s text:c="20"/>print(f"\tВершины \"{edge[1]}\" ещё нет в графе. Добавляем её.")</text:p>
      <text:p text:style-name="Листинг"><text:s text:c="16"/>self.graf[numFVer].setSymbol(edge[1])</text:p>
      <text:p text:style-name="Листинг"><text:s text:c="12"/>self.graf[numSVer].addChild([numFVer, weight, True])</text:p>
      <text:p text:style-name="Листинг"><text:s text:c="12"/>if self.interConc:</text:p>
      <text:p text:style-name="Листинг"><text:s text:c="16"/>print("")</text:p>
      <text:p text:style-name="Листинг"><text:s text:c="8"/>if self.interConc:</text:p>
      <text:p text:style-name="Листинг"><text:s text:c="12"/>print(f"\tГраф построен.\n")</text:p>
      <text:p text:style-name="Листинг"/>
      <text:p text:style-name="Листинг"><text:s text:c="4"/>def greedyAlg(self): <text:s text:c="3"/># Жадный алгоритм</text:p>
      <text:p text:style-name="Листинг"><text:s text:c="8"/>if self.interConc:</text:p>
      <text:p text:style-name="Листинг"><text:s text:c="12"/>print("\033[32mЗапуск жадного алгоритма:\033[0m")</text:p>
      <text:p text:style-name="Листинг"><text:s text:c="8"/>numVer = self.numStart <text:s/># Номер начальной вершины</text:p>
      <text:p text:style-name="Листинг"><text:s text:c="8"/>self.result += chr(numVer + ord('a')) <text:s text:c="4"/># Добавляем начальную вершину в результат</text:p>
      <text:p text:style-name="Листинг"><text:s text:c="8"/>while True:</text:p>
      <text:p text:style-name="Листинг"><text:s text:c="12"/>if numVer == self.numFinish: <text:s text:c="3"/># Если текущая вершина - финальная, то путь найден</text:p>
      <text:p text:style-name="Листинг"><text:s text:c="16"/>if self.interConc:</text:p>
      <text:p text:style-name="Листинг"><text:s text:c="20"/>print("\tДошли до конечной вершины, работа алгоритма окончена.\n")</text:p>
      <text:p text:style-name="Листинг"><text:s text:c="16"/>break</text:p>
      <text:p text:style-name="Листинг"/>
      <text:p text:style-name="Листинг"><text:s text:c="12"/>bufWeight = 0</text:p>
      <text:p text:style-name="Листинг"><text:s text:c="12"/>bufIndChild = -1</text:p>
      <text:p text:style-name="Листинг"/>
      <text:p text:style-name="Листинг"><text:s text:c="12"/>if self.interConc:</text:p>
      <text:p text:style-name="Листинг"><text:s text:c="16"/>print("\tВыбираем ребро с минимальным весом:")</text:p>
      <text:p text:style-name="Листинг"/>
      <text:p text:style-name="Листинг"><text:s text:c="12"/>for indChild in range(len(self.graf[numVer].child)): <text:s text:c="3"/># Выбор первого ребра для перехода</text:p>
      <text:p text:style-name="Листинг"><text:s text:c="16"/>if self.graf[numVer].child[indChild][2]: <text:s text:c="11"/># Если по ребру ещё не проходили</text:p>
      <text:p text:style-name="Листинг"><text:s text:c="20"/>bufWeight = self.graf[numVer].child[indChild][1]</text:p>
      <text:p text:style-name="Листинг"><text:s text:c="20"/>bufIndChild = indChild</text:p>
      <text:p text:style-name="Листинг"><text:soft-page-break/><text:s text:c="20"/>if self.interConc:</text:p>
      <text:p text:style-name="Листинг"><text:s text:c="24"/>print(f"\t\tТекущее ребро с минимальным весом, по которому ещё не проходили: "</text:p>
      <text:p text:style-name="Листинг"><text:s text:c="30"/>f"{chr(numVer + ord('a'))}──{bufWeight}─&gt;{chr(bufIndChild + ord('a') + 1)}")</text:p>
      <text:p text:style-name="Листинг"><text:s text:c="20"/>break</text:p>
      <text:p text:style-name="Листинг"/>
      <text:p text:style-name="Листинг"><text:s text:c="12"/>for indChild in range(len(self.graf[numVer].child)): <text:s text:c="3"/># Нахождение ребра с наименьшим весом</text:p>
      <text:p text:style-name="Листинг"><text:s text:c="16"/>if self.graf[numVer].child[indChild][1] &lt; bufWeight and self.graf[numVer].child[indChild][2]:</text:p>
      <text:p text:style-name="Листинг"><text:s text:c="20"/>bufWeight = self.graf[numVer].child[indChild][1]</text:p>
      <text:p text:style-name="Листинг"><text:s text:c="20"/>bufIndChild = indChild</text:p>
      <text:p text:style-name="Листинг"><text:s text:c="20"/>if self.interConc:</text:p>
      <text:p text:style-name="Листинг"><text:s text:c="24"/>print(f"\t\tНовое ребро с минимальным весмо, по которому ещё не проходили: "</text:p>
      <text:p text:style-name="Листинг"><text:s text:c="30"/>f"{chr(numVer + ord('a'))}──{bufWeight}─&gt;{chr(bufIndChild + ord('a') + 1)}")</text:p>
      <text:p text:style-name="Листинг"/>
      <text:p text:style-name="Листинг"><text:s text:c="12"/>if bufIndChild &gt;= 0: <text:s text:c="3"/># Если нашли ребро</text:p>
      <text:p text:style-name="Листинг"><text:s text:c="16"/>if self.interConc:</text:p>
      <text:p text:style-name="Листинг"><text:s text:c="20"/>print(f"\t\tПереходим к новой вершине по ребру: "</text:p>
      <text:p text:style-name="Листинг"><text:s text:c="26"/>f"{chr(numVer + ord('a'))}──{bufWeight}─&gt;{chr(bufIndChild + ord('a') + 1)}")</text:p>
      <text:p text:style-name="Листинг"><text:s text:c="16"/>self.graf[numVer].child[bufIndChild][2] = False</text:p>
      <text:p text:style-name="Листинг"><text:s text:c="16"/>numVer = self.graf[numVer].child[bufIndChild][0]</text:p>
      <text:p text:style-name="Листинг"><text:s text:c="16"/>self.result += chr(numVer + 97)</text:p>
      <text:p text:style-name="Листинг"><text:s text:c="12"/>else: <text:s text:c="18"/># Если из текущей веришны нет исходящих ребер</text:p>
      <text:p text:style-name="Листинг"><text:s text:c="16"/>if self.interConc:</text:p>
      <text:p text:style-name="Листинг"><text:s text:c="20"/>print(f"\t\tИз вершины \"{chr(numVer + ord('a'))}\" нет исходящих ребер, по которым ещё не "</text:p>
      <text:p text:style-name="Листинг"><text:s text:c="26"/>f"проходили. ", end='')</text:p>
      <text:p text:style-name="Листинг"><text:s text:c="16"/>self.result = self.result[:-1] <text:s/># Убираем текущую вершину из ответа</text:p>
      <text:p text:style-name="Листинг"><text:s text:c="16"/>if len(self.result) &gt; 1: <text:s text:c="7"/># Получаем номер предыдущей вершины</text:p>
      <text:p text:style-name="Листинг"><text:s text:c="20"/>numVer = ord(self.result[-1]) - ord('a')</text:p>
      <text:p text:style-name="Листинг"><text:s text:c="16"/>else:</text:p>
      <text:p text:style-name="Листинг"><text:s text:c="20"/>numVer = self.numStart</text:p>
      <text:p text:style-name="Листинг"><text:s text:c="16"/>if self.interConc:</text:p>
      <text:p text:style-name="Листинг"><text:s text:c="20"/>print(f"Переходим к предыдущей вершине \"{chr(numVer + ord('a'))}\"")</text:p>
      <text:p text:style-name="Листинг"><text:s text:c="12"/>if self.interConc:</text:p>
      <text:p text:style-name="Листинг"><text:s text:c="16"/>print('')</text:p>
      <text:p text:style-name="Листинг"/>
      <text:p text:style-name="Листинг"><text:s text:c="4"/>def algAStar(self): <text:s text:c="4"/># Алгоритм А*</text:p>
      <text:p text:style-name="Листинг"><text:s text:c="8"/>if self.interConc:</text:p>
      <text:p text:style-name="Листинг"><text:s text:c="12"/>print("\033[32mЗапуск алгоритма А*:\033[0m")</text:p>
      <text:p text:style-name="Листинг"><text:s text:c="8"/>numVer = self.numStart</text:p>
      <text:p text:style-name="Листинг"/>
      <text:p text:style-name="Листинг"><text:s text:c="8"/>queueVer = []</text:p>
      <text:p text:style-name="Листинг"><text:s text:c="8"/>passedVer = []</text:p>
      <text:p text:style-name="Листинг"><text:soft-page-break/><text:s text:c="8"/>g = [-1] * 26</text:p>
      <text:p text:style-name="Листинг"><text:s text:c="8"/>f = [-1] * 26</text:p>
      <text:p text:style-name="Листинг"/>
      <text:p text:style-name="Листинг"><text:s text:c="8"/>queueVer.append(numVer) <text:s text:c="4"/># Добавляем в очередь начальную вершину</text:p>
      <text:p text:style-name="Листинг"><text:s text:c="8"/>g[numVer] = 0 <text:s text:c="14"/># Т.к. расстояние из начальной вершины в саму себя без прохода по другим вершинам 0</text:p>
      <text:p text:style-name="Листинг"><text:s text:c="8"/>if self.individual:</text:p>
      <text:p text:style-name="Листинг"><text:s text:c="12"/>f[numVer] = float(g[numVer] + self.graf[numVer].heur)</text:p>
      <text:p text:style-name="Листинг"><text:s text:c="8"/>else:</text:p>
      <text:p text:style-name="Листинг"><text:s text:c="12"/>f[numVer] = float(g[numVer] + abs(ord(self.graf[numVer].symbol) - ord(self.graf[self.numFinish].symbol)))</text:p>
      <text:p text:style-name="Листинг"/>
      <text:p text:style-name="Листинг"><text:s text:c="8"/>if self.interConc:</text:p>
      <text:p text:style-name="Листинг"><text:s text:c="12"/>print(f"\tДобавляем в очередь начальную вершину \"{self.graf[numVer].symbol}\" с приоритетом {f[numVer]}")</text:p>
      <text:p text:style-name="Листинг"><text:s text:c="12"/>print(f"\tОчередь с приоритетом: ", end='')</text:p>
      <text:p text:style-name="Листинг"><text:s text:c="12"/>for e in queueVer:</text:p>
      <text:p text:style-name="Листинг"><text:s text:c="16"/>print(f"{self.graf[e].symbol} [{f[e]}]\n")</text:p>
      <text:p text:style-name="Листинг"/>
      <text:p text:style-name="Листинг"><text:s text:c="8"/>while len(queueVer): <text:s text:c="3"/># Пока не будут обработаны все вершины графа</text:p>
      <text:p text:style-name="Листинг"><text:s text:c="12"/>current = self.getVer(queueVer, f)</text:p>
      <text:p text:style-name="Листинг"><text:s text:c="12"/>if self.interConc:</text:p>
      <text:p text:style-name="Листинг"><text:s text:c="16"/>print(f"\tТекущая очередь: ", end='')</text:p>
      <text:p text:style-name="Листинг"><text:s text:c="16"/>for e in queueVer:</text:p>
      <text:p text:style-name="Листинг"><text:s text:c="20"/>print(f"{self.graf[e].symbol} [{f[e]}] <text:s/>", end='')</text:p>
      <text:p text:style-name="Листинг"><text:s text:c="16"/>print(f"\n\tИзвлекаем из очереди вершину \"{self.graf[current].symbol}\"")</text:p>
      <text:p text:style-name="Листинг"/>
      <text:p text:style-name="Листинг"><text:s text:c="12"/>if current == self.numFinish: <text:s text:c="2"/># Если достигнута конечная вершина</text:p>
      <text:p text:style-name="Листинг"><text:s text:c="16"/>if self.interConc:</text:p>
      <text:p text:style-name="Листинг"><text:s text:c="20"/>print(f"\tИзвлеченная вершина является конечной вершиной\n")</text:p>
      <text:p text:style-name="Листинг"><text:s text:c="16"/>self.createResult()</text:p>
      <text:p text:style-name="Листинг"><text:s text:c="16"/>return</text:p>
      <text:p text:style-name="Листинг"/>
      <text:p text:style-name="Листинг"><text:s text:c="12"/>queueVer.remove(current) <text:s text:c="3"/># Удаляем из очереди, т.к. обработали</text:p>
      <text:p text:style-name="Листинг"><text:s text:c="12"/>passedVer.append(current) <text:s text:c="2"/># Добавляем в список обработанных вершин</text:p>
      <text:p text:style-name="Листинг"/>
      <text:p text:style-name="Листинг"><text:s text:c="12"/>if self.interConc:</text:p>
      <text:p text:style-name="Листинг"><text:s text:c="16"/>print(f"\tПроверяем всех детей выбранной вершины:")</text:p>
      <text:p text:style-name="Листинг"/>
      <text:p text:style-name="Листинг"><text:s text:c="12"/>for child in self.graf[current].child: <text:s/># Перебираем всех детей текущей вершины</text:p>
      <text:p text:style-name="Листинг"><text:s text:c="16"/>tentativeScore = g[current] + child[1] <text:s/># Путь до ребенка от начальной вершины</text:p>
      <text:p text:style-name="Листинг"><text:s text:c="16"/>if self.interConc:</text:p>
      <text:p text:style-name="Листинг"><text:soft-page-break/><text:s text:c="20"/>print(f"\t\tДля вершины \"{self.graf[child[0]].symbol}\":\n\t\t\tэвристическая функция - ", end='')</text:p>
      <text:p text:style-name="Листинг"><text:s text:c="20"/>if self.individual:</text:p>
      <text:p text:style-name="Листинг"><text:s text:c="24"/>print(self.graf[child[0]].heur)</text:p>
      <text:p text:style-name="Листинг"><text:s text:c="20"/>else:</text:p>
      <text:p text:style-name="Листинг"><text:s text:c="24"/>print(f"{abs(ord(self.graf[child[0]].symbol) - ord(self.graf[self.numFinish].symbol))}")</text:p>
      <text:p text:style-name="Листинг"><text:s text:c="20"/>print(f"\t\t\tпуть от начальной вершины - {tentativeScore}")</text:p>
      <text:p text:style-name="Листинг"><text:s text:c="16"/># Если ребенка ещё не обрабатывали или новый путь до него короче</text:p>
      <text:p text:style-name="Листинг"><text:s text:c="16"/>if child[0] not in passedVer or tentativeScore &lt; g[child[0]]:</text:p>
      <text:p text:style-name="Листинг"><text:s text:c="20"/>self.graf[child[0]].parent = current</text:p>
      <text:p text:style-name="Листинг"><text:s text:c="20"/>g[child[0]] = tentativeScore</text:p>
      <text:p text:style-name="Листинг"><text:s text:c="20"/>if self.individual:</text:p>
      <text:p text:style-name="Листинг"><text:s text:c="24"/>f[child[0]] = g[child[0]] + self.graf[child[0]].heur</text:p>
      <text:p text:style-name="Листинг"><text:s text:c="20"/>else:</text:p>
      <text:p text:style-name="Листинг"><text:s text:c="24"/>f[child[0]] = g[child[0]] + abs(ord(self.graf[child[0]].symbol) -</text:p>
      <text:p text:style-name="Листинг"><text:s text:c="52"/>ord(self.graf[self.numFinish].symbol))</text:p>
      <text:p text:style-name="Листинг"><text:s text:c="20"/>if child[0] not in queueVer: <text:s text:c="3"/># Если ребенка ещё нет в очереди</text:p>
      <text:p text:style-name="Листинг"><text:s text:c="24"/>if self.interConc:</text:p>
      <text:p text:style-name="Листинг"><text:s text:c="28"/>print(f"\t\tДобавляем вершину \"{self.graf[child[0]].symbol}\" в очередь с приоритетом "</text:p>
      <text:p text:style-name="Листинг"><text:s text:c="34"/>f"{f[child[0]]}")</text:p>
      <text:p text:style-name="Листинг"><text:s text:c="24"/>queueVer.append(child[0])</text:p>
      <text:p text:style-name="Листинг"><text:s text:c="12"/>self.result = ''</text:p>
      <text:p text:style-name="Листинг"><text:s text:c="12"/>if self.interConc:</text:p>
      <text:p text:style-name="Листинг"><text:s text:c="16"/>print("")</text:p>
      <text:p text:style-name="Листинг"/>
      <text:p text:style-name="Листинг"><text:s text:c="4"/>def getVer(self, queueVer, f): <text:s/># Получение элемента из очереди с приоритетом</text:p>
      <text:p text:style-name="Листинг"><text:s text:c="8"/>bufI = -1</text:p>
      <text:p text:style-name="Листинг"><text:s text:c="8"/>bufF = -1</text:p>
      <text:p text:style-name="Листинг"><text:s text:c="8"/>for i in queueVer: <text:s/># Перебор элементов очереди</text:p>
      <text:p text:style-name="Листинг"><text:s text:c="12"/>if (f[i] &lt;= bufF or bufF &lt; 0) and f[i] &gt;= 0: <text:s text:c="3"/># Найден меньший приоритет</text:p>
      <text:p text:style-name="Листинг"><text:s text:c="16"/>bufI = i</text:p>
      <text:p text:style-name="Листинг"><text:s text:c="16"/>bufF = f[i]</text:p>
      <text:p text:style-name="Листинг"><text:s text:c="8"/>return bufI</text:p>
      <text:p text:style-name="Листинг"/>
      <text:p text:style-name="Листинг"><text:s text:c="4"/>def createResult(self): <text:s text:c="4"/># Создание результата при помощи прохода по графу в обратном направлении</text:p>
      <text:p text:style-name="Листинг"><text:s text:c="8"/>if self.interConc:</text:p>
      <text:p text:style-name="Листинг"><text:s text:c="12"/>print(f"\tСохранение пути при помощи прохода в обратном направлении:")</text:p>
      <text:p text:style-name="Листинг"/>
      <text:p text:style-name="Листинг"><text:s text:c="8"/>numVer = self.numFinish</text:p>
      <text:p text:style-name="Листинг"><text:s text:c="8"/>self.result += str(chr(numVer + ord('a'))) <text:s/># Добавляем конечную вершину</text:p>
      <text:p text:style-name="Листинг"><text:soft-page-break/></text:p>
      <text:p text:style-name="Листинг"><text:s text:c="8"/>if self.interConc:</text:p>
      <text:p text:style-name="Листинг"><text:s text:c="12"/>print(f"\t\tДобавляем в результат конечную вершину \"{self.graf[numVer].symbol}\"")</text:p>
      <text:p text:style-name="Листинг"><text:s text:c="12"/>print(f"\t\tТекущий результат: {self.result}\n")</text:p>
      <text:p text:style-name="Листинг"/>
      <text:p text:style-name="Листинг"><text:s text:c="8"/>while True: <text:s text:c="4"/># Проходим по всем вершинам</text:p>
      <text:p text:style-name="Листинг"><text:s text:c="12"/>if self.interConc:</text:p>
      <text:p text:style-name="Листинг"><text:s text:c="16"/>bufNum = numVer</text:p>
      <text:p text:style-name="Листинг"/>
      <text:p text:style-name="Листинг"><text:s text:c="12"/>numVer = self.graf[numVer].parent</text:p>
      <text:p text:style-name="Листинг"><text:s text:c="12"/>if numVer != None: <text:s/># Если текущая вершина не начальная</text:p>
      <text:p text:style-name="Листинг"><text:s text:c="16"/>self.result += chr(numVer + ord('a'))</text:p>
      <text:p text:style-name="Листинг"/>
      <text:p text:style-name="Листинг"><text:s text:c="16"/>if self.interConc:</text:p>
      <text:p text:style-name="Листинг"><text:s text:c="20"/>print(f"\t\tПри работе алгоритма в вершину \"{self.graf[bufNum].symbol}\" попали из вершины "</text:p>
      <text:p text:style-name="Листинг"><text:s text:c="26"/>f"\"{self.graf[numVer].symbol}\"")</text:p>
      <text:p text:style-name="Листинг"><text:s text:c="20"/>print(f"\t\tДобавим её в результат.\n\t\tТекущий результат: {self.result}\n")</text:p>
      <text:p text:style-name="Листинг"><text:s text:c="12"/>else: <text:s text:c="2"/># Если текущая вершина начальная</text:p>
      <text:p text:style-name="Листинг"><text:s text:c="16"/>if self.interConc:</text:p>
      <text:p text:style-name="Листинг"><text:s text:c="20"/>print(f"\t\tПри работе алгоритма в вершину \"{self.graf[bufNum].symbol}\" попали из начальной "</text:p>
      <text:p text:style-name="Листинг"><text:s text:c="26"/>f"вершины\n")</text:p>
      <text:p text:style-name="Листинг"><text:s text:c="16"/>break</text:p>
      <text:p text:style-name="Листинг"><text:s text:c="8"/>self.result = self.result[::-1] <text:s text:c="4"/># Переворачиваем результат</text:p>
      <text:p text:style-name="Листинг"/>
      <text:p text:style-name="Листинг"><text:s text:c="8"/>if self.interConc:</text:p>
      <text:p text:style-name="Листинг"><text:s text:c="12"/>print("\t\tПеревернем результат")</text:p>
      <text:p text:style-name="Листинг"><text:s text:c="12"/>print(f"\t\tПолучим: {self.result}")</text:p>
      <text:p text:style-name="Листинг"/>
      <text:p text:style-name="Листинг"/>
      <text:p text:style-name="Листинг">def firstTask(interConc): <text:s text:c="6"/># Первое задание</text:p>
      <text:p text:style-name="Листинг"><text:s text:c="4"/>start, finish = input().split() <text:s text:c="4"/># Считывание старта и финиша</text:p>
      <text:p text:style-name="Листинг"/>
      <text:p text:style-name="Листинг"><text:s text:c="4"/>edges = []</text:p>
      <text:p text:style-name="Листинг"><text:s text:c="4"/>while True: <text:s text:c="4"/># Считывание ребер</text:p>
      <text:p text:style-name="Листинг"><text:s text:c="8"/>try:</text:p>
      <text:p text:style-name="Листинг"><text:s text:c="12"/>edge = input(' ')</text:p>
      <text:p text:style-name="Листинг"><text:s text:c="12"/>if edge == '' or edge == " ": <text:s text:c="2"/># Если ввод закончен</text:p>
      <text:p text:style-name="Листинг"><text:s text:c="16"/>break</text:p>
      <text:p text:style-name="Листинг"><text:s text:c="8"/>except (EOFError): <text:s/># Если ввод закончен</text:p>
      <text:p text:style-name="Листинг"><text:s text:c="12"/>break</text:p>
      <text:p text:style-name="Листинг"><text:s text:c="8"/>edges.append(list(edge.split()))</text:p>
      <text:p text:style-name="Листинг"/>
      <text:p text:style-name="Листинг"><text:s text:c="4"/>graf = Graf(start, finish, interConc, False)</text:p>
      <text:p text:style-name="Листинг"><text:s text:c="4"/>graf.createGraf(edges)</text:p>
      <text:p text:style-name="Листинг"><text:s text:c="4"/>graf.greedyAlg()</text:p>
      <text:p text:style-name="Листинг"><text:s text:c="4"/>graf.printResult()</text:p>
      <text:p text:style-name="Листинг"/>
      <text:p text:style-name="Листинг"/>
      <text:p text:style-name="Листинг"><text:soft-page-break/>def secondTask(interConc): <text:s text:c="5"/># Второе задание</text:p>
      <text:p text:style-name="Листинг"><text:s text:c="4"/>start, finish = input().split() <text:s/># Считывание старта и финиша</text:p>
      <text:p text:style-name="Листинг"/>
      <text:p text:style-name="Листинг"><text:s text:c="4"/>edges = []</text:p>
      <text:p text:style-name="Листинг"><text:s text:c="4"/>while True: <text:s/># Считывание ребер</text:p>
      <text:p text:style-name="Листинг"><text:s text:c="8"/>try:</text:p>
      <text:p text:style-name="Листинг"><text:s text:c="12"/>edge = input(' ')</text:p>
      <text:p text:style-name="Листинг"><text:s text:c="12"/>if edge == '' or edge == " ": <text:s text:c="2"/># Если ввод закончен</text:p>
      <text:p text:style-name="Листинг"><text:s text:c="16"/>break</text:p>
      <text:p text:style-name="Листинг"><text:s text:c="8"/>except (EOFError): <text:s/># Если ввод закончен</text:p>
      <text:p text:style-name="Листинг"><text:s text:c="12"/>break</text:p>
      <text:p text:style-name="Листинг"><text:s text:c="8"/>edges.append(list(edge.split()))</text:p>
      <text:p text:style-name="Листинг"/>
      <text:p text:style-name="Листинг"><text:s text:c="4"/>graf = Graf(start, finish, interConc, False)</text:p>
      <text:p text:style-name="Листинг"><text:s text:c="4"/>graf.createGraf(edges)</text:p>
      <text:p text:style-name="Листинг"><text:s text:c="4"/>graf.algAStar()</text:p>
      <text:p text:style-name="Листинг"><text:s text:c="4"/>graf.printResult()</text:p>
      <text:p text:style-name="Листинг"/>
      <text:p text:style-name="Листинг"/>
      <text:p text:style-name="Листинг">def individualTask(interConc): <text:s text:c="5"/># Второе задание с индивидуализацией</text:p>
      <text:p text:style-name="Листинг"><text:s text:c="4"/>start, finish = input().split() <text:s/># Считывание старта и финиша</text:p>
      <text:p text:style-name="Листинг"/>
      <text:p text:style-name="Листинг"><text:s text:c="4"/>edges = []</text:p>
      <text:p text:style-name="Листинг"><text:s text:c="4"/>while True: <text:s/># Считывание ребер</text:p>
      <text:p text:style-name="Листинг"><text:s text:c="8"/>try:</text:p>
      <text:p text:style-name="Листинг"><text:s text:c="12"/>edge = input(' ')</text:p>
      <text:p text:style-name="Листинг"><text:s text:c="12"/>if edge == '' or edge == " ": <text:s/># Если ввод закончен</text:p>
      <text:p text:style-name="Листинг"><text:s text:c="16"/>break</text:p>
      <text:p text:style-name="Листинг"><text:s text:c="8"/>except (EOFError): <text:s/># Если ввод закончен</text:p>
      <text:p text:style-name="Листинг"><text:s text:c="12"/>break</text:p>
      <text:p text:style-name="Листинг"><text:s text:c="8"/>edges.append(list(edge.split()))</text:p>
      <text:p text:style-name="Листинг"/>
      <text:p text:style-name="Листинг"><text:s text:c="4"/>graf = Graf(start, finish, interConc, True)</text:p>
      <text:p text:style-name="Листинг"><text:s text:c="4"/>graf.createGraf(edges)</text:p>
      <text:p text:style-name="Листинг"><text:s text:c="4"/>print("Введите значения эвристических функций:")</text:p>
      <text:p text:style-name="Листинг"><text:s text:c="4"/>for ver in graf.graf:</text:p>
      <text:p text:style-name="Листинг"><text:s text:c="8"/>if ver.symbol != None:</text:p>
      <text:p text:style-name="Листинг"><text:s text:c="12"/>print(f"{ver.symbol}: ", end='')</text:p>
      <text:p text:style-name="Листинг"><text:s text:c="12"/>ver.heur = int(input())</text:p>
      <text:p text:style-name="Листинг"><text:s text:c="4"/>print("")</text:p>
      <text:p text:style-name="Листинг"><text:s text:c="4"/>graf.algAStar()</text:p>
      <text:p text:style-name="Листинг"><text:s text:c="4"/>graf.printResult()</text:p>
      <text:p text:style-name="Листинг"/>
      <text:p text:style-name="Листинг"/>
      <text:p text:style-name="Листинг">if __name__ == "__main__":</text:p>
      <text:p text:style-name="Листинг"><text:s text:c="4"/>#firstTask(True)</text:p>
      <text:p text:style-name="Листинг"><text:s text:c="4"/>secondTask(False)</text:p>
      <text:p text:style-name="Листинг"><text:s text:c="4"/>#individualTask(True)</text:p>
      <text:p text:style-name="Листинг"/>
      <text:h text:style-name="P71" text:outline-level="1">Приложение Б<text:line-break/>Тестирование</text:h>
      <text:p text:style-name="P56">Таблица <text:span text:style-name="T30">Б</text:span><text:span text:style-name="T28">.</text:span><text:sequence text:ref-name="refTable0" text:name="Table" text:formula="ooow:Table+1" style:num-format="1">1</text:sequence> - <text:span text:style-name="T14">Тестирование для 1 задания</text:span>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556622951776">
          <table:table-cell table:style-name="Таблица3.A1" office:value-type="string">
            <text:p text:style-name="P17">№ п/п</text:p>
          </table:table-cell>
          <table:table-cell table:style-name="Таблица3.A1" office:value-type="string">
            <text:p text:style-name="P17">Входные данные</text:p>
          </table:table-cell>
          <table:table-cell table:style-name="Таблица3.A1" office:value-type="string">
            <text:p text:style-name="P17">Выходные данные</text:p>
          </table:table-cell>
          <table:table-cell table:style-name="Таблица3.D1" office:value-type="string">
            <text:p text:style-name="P17">Комментарии</text:p>
          </table:table-cell>
        </table:table-row>
        <table:table-row table:style-name="TableLine94556622640144">
          <table:table-cell table:style-name="Таблица3.A2" office:value-type="string">
            <text:list xml:id="list911513943" text:style-name="L3">
              <text:list-header>
                <text:p text:style-name="P74">1.</text:p>
              </text:list-header>
            </text:list>
          </table:table-cell>
          <table:table-cell table:style-name="Таблица3.A2" office:value-type="string">
            <text:p text:style-name="P23">a g</text:p>
            <text:p text:style-name="P23">a b 3.0</text:p>
            <text:p text:style-name="P23">a c 1.0</text:p>
            <text:p text:style-name="P23">b d 2.0</text:p>
            <text:p text:style-name="P23">b e 3.0</text:p>
            <text:p text:style-name="P23">d e 4.0</text:p>
            <text:p text:style-name="P23">e a 1.0</text:p>
            <text:p text:style-name="P23">e f 2.0</text:p>
            <text:p text:style-name="P23">a g 10.0</text:p>
            <text:p text:style-name="P23">f g 1.0 </text:p>
          </table:table-cell>
          <table:table-cell table:style-name="Таблица3.A2" office:value-type="string">
            <text:p text:style-name="P25">abdeag</text:p>
          </table:table-cell>
          <table:table-cell table:style-name="Таблица3.D2" office:value-type="string">
            <text:p text:style-name="P20"/>
          </table:table-cell>
        </table:table-row>
        <table:table-row table:style-name="TableLine94556622645120">
          <table:table-cell table:style-name="Таблица3.A2" office:value-type="string">
            <text:list xml:id="list1781728037" text:style-name="L4">
              <text:list-header>
                <text:p text:style-name="P76">2.</text:p>
              </text:list-header>
            </text:list>
          </table:table-cell>
          <table:table-cell table:style-name="Таблица3.A2" office:value-type="string">
            <text:p text:style-name="P23">a e</text:p>
            <text:p text:style-name="P23">a b 3.0</text:p>
            <text:p text:style-name="P23">b c 1.0</text:p>
            <text:p text:style-name="P23">c d 1.0</text:p>
            <text:p text:style-name="P23">a d 5.0</text:p>
            <text:p text:style-name="P23">d e 1.0</text:p>
          </table:table-cell>
          <table:table-cell table:style-name="Таблица3.A2" office:value-type="string">
            <text:p text:style-name="P25">abcde</text:p>
          </table:table-cell>
          <table:table-cell table:style-name="Таблица3.D2" office:value-type="string">
            <text:p text:style-name="P20"/>
          </table:table-cell>
        </table:table-row>
        <table:table-row table:style-name="Таблица3.4">
          <table:table-cell table:style-name="Таблица3.A2" office:value-type="string">
            <text:p text:style-name="P67">3.</text:p>
          </table:table-cell>
          <table:table-cell table:style-name="Таблица3.A2" office:value-type="string">
            <text:p text:style-name="P23">a d</text:p>
            <text:p text:style-name="P23">a b 1.0</text:p>
            <text:p text:style-name="P23">b c 9.0</text:p>
            <text:p text:style-name="P23">c d 3.0</text:p>
            <text:p text:style-name="P23">a d 9.0</text:p>
            <text:p text:style-name="P23">a e 1.0</text:p>
            <text:p text:style-name="P23">e d 3.0</text:p>
          </table:table-cell>
          <table:table-cell table:style-name="Таблица3.A2" office:value-type="string">
            <text:p text:style-name="P25">abcd</text:p>
          </table:table-cell>
          <table:table-cell table:style-name="Таблица3.D2" office:value-type="string">
            <text:p text:style-name="P20"/>
          </table:table-cell>
        </table:table-row>
        <table:table-row table:style-name="TableLine94556622651120">
          <table:table-cell table:style-name="Таблица3.A2" office:value-type="string">
            <text:list xml:id="list164507479511850" text:continue-numbering="true" text:style-name="L4">
              <text:list-header>
                <text:p text:style-name="P76">4.</text:p>
              </text:list-header>
            </text:list>
          </table:table-cell>
          <table:table-cell table:style-name="Таблица3.A2" office:value-type="string">
            <text:p text:style-name="P23">a b</text:p>
            <text:p text:style-name="P23">a b 1.0</text:p>
            <text:p text:style-name="P23">a c 1.0</text:p>
          </table:table-cell>
          <table:table-cell table:style-name="Таблица3.A2" office:value-type="string">
            <text:p text:style-name="P25">ab</text:p>
          </table:table-cell>
          <table:table-cell table:style-name="Таблица3.D2" office:value-type="string">
            <text:p text:style-name="P20"/>
          </table:table-cell>
        </table:table-row>
        <table:table-row table:style-name="TableLine94556622655248">
          <table:table-cell table:style-name="Таблица3.A2" office:value-type="string">
            <text:list xml:id="list164505816529216" text:continue-numbering="true" text:style-name="L4">
              <text:list-header>
                <text:p text:style-name="P76">5.</text:p>
              </text:list-header>
            </text:list>
          </table:table-cell>
          <table:table-cell table:style-name="Таблица3.A2" office:value-type="string">
            <text:p text:style-name="P23">a a</text:p>
            <text:p text:style-name="P23"><text:s/>a b 7</text:p>
            <text:p text:style-name="P23"><text:s/>b c 1</text:p>
            <text:p text:style-name="P23"><text:soft-page-break/><text:s/>b a 3</text:p>
            <text:p text:style-name="P23"><text:s/>c a 0</text:p>
          </table:table-cell>
          <table:table-cell table:style-name="Таблица3.A2" office:value-type="string">
            <text:p text:style-name="P25">a</text:p>
          </table:table-cell>
          <table:table-cell table:style-name="Таблица3.D2" office:value-type="string">
            <text:p text:style-name="P20"/>
          </table:table-cell>
        </table:table-row>
        <table:table-row table:style-name="TableLine94556622658128">
          <table:table-cell table:style-name="Таблица3.A2" office:value-type="string">
            <text:list xml:id="list164506261480622" text:continue-numbering="true" text:style-name="L4">
              <text:list-header>
                <text:p text:style-name="P76">6.</text:p>
              </text:list-header>
            </text:list>
          </table:table-cell>
          <table:table-cell table:style-name="Таблица3.A2" office:value-type="string">
            <text:p text:style-name="P27">b e</text:p>
            <text:p text:style-name="P27">a b 1.0</text:p>
            <text:p text:style-name="P27">a c 2.0</text:p>
            <text:p text:style-name="P27">b d 7.0</text:p>
            <text:p text:style-name="P27">b e 8.0</text:p>
            <text:p text:style-name="P27">a g 2.0</text:p>
            <text:p text:style-name="P27">b g 6.0</text:p>
            <text:p text:style-name="P27">c e 4.0</text:p>
            <text:p text:style-name="P27">d e 4.0</text:p>
            <text:p text:style-name="P27">g e 1.0</text:p>
          </table:table-cell>
          <table:table-cell table:style-name="Таблица3.A2" office:value-type="string">
            <text:p text:style-name="P25">bge</text:p>
          </table:table-cell>
          <table:table-cell table:style-name="Таблица3.D2" office:value-type="string">
            <text:p text:style-name="P20"/>
          </table:table-cell>
        </table:table-row>
      </table:table>
      <text:p text:style-name="P49"/>
      <text:p text:style-name="P49"/>
      <text:p text:style-name="P44">Таблица Б.2 — Тестирование для 2 зад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TableLine94556622661248">
          <table:table-cell table:style-name="Таблица2.A1" office:value-type="string">
            <text:p text:style-name="P18">№ п/п</text:p>
          </table:table-cell>
          <table:table-cell table:style-name="Таблица2.A1" office:value-type="string">
            <text:p text:style-name="P18">Входные данные</text:p>
          </table:table-cell>
          <table:table-cell table:style-name="Таблица2.A1" office:value-type="string">
            <text:p text:style-name="P18">Выходные данные</text:p>
          </table:table-cell>
          <table:table-cell table:style-name="Таблица2.D1" office:value-type="string">
            <text:p text:style-name="P18">Комментарии</text:p>
          </table:table-cell>
        </table:table-row>
        <table:table-row table:style-name="TableLine94556621724688">
          <table:table-cell table:style-name="Таблица2.A2" office:value-type="string">
            <text:list xml:id="list809924926" text:style-name="L5">
              <text:list-item>
                <text:p text:style-name="P77"/>
              </text:list-item>
            </text:list>
          </table:table-cell>
          <table:table-cell table:style-name="Таблица2.A2" office:value-type="string">
            <text:p text:style-name="P23">a g</text:p>
            <text:p text:style-name="P23">a b 3.0</text:p>
            <text:p text:style-name="P23">a c 1.0</text:p>
            <text:p text:style-name="P23">b d 2.0</text:p>
            <text:p text:style-name="P23">b e 3.0</text:p>
            <text:p text:style-name="P23">d e 4.0</text:p>
            <text:p text:style-name="P23">e a 1.0</text:p>
            <text:p text:style-name="P23">e f 2.0</text:p>
            <text:p text:style-name="P23">a g 10.0</text:p>
            <text:p text:style-name="P23">f g 1.0 </text:p>
          </table:table-cell>
          <table:table-cell table:style-name="Таблица2.A2" office:value-type="string">
            <text:p text:style-name="P26">abefg</text:p>
          </table:table-cell>
          <table:table-cell table:style-name="Таблица2.D2" office:value-type="string">
            <text:p text:style-name="P21"/>
          </table:table-cell>
        </table:table-row>
        <table:table-row table:style-name="TableLine94556622313728">
          <table:table-cell table:style-name="Таблица2.A2" office:value-type="string">
            <text:list xml:id="list3451196259" text:style-name="L6">
              <text:list-item>
                <text:p text:style-name="P80"/>
              </text:list-item>
            </text:list>
          </table:table-cell>
          <table:table-cell table:style-name="Таблица2.A2" office:value-type="string">
            <text:p text:style-name="P23">a e</text:p>
            <text:p text:style-name="P23">a b 3.0</text:p>
            <text:p text:style-name="P23">b c 1.0</text:p>
            <text:p text:style-name="P23">c d 1.0</text:p>
            <text:p text:style-name="P23">a d 5.0</text:p>
            <text:p text:style-name="P23">d e 1.0</text:p>
          </table:table-cell>
          <table:table-cell table:style-name="Таблица2.A2" office:value-type="string">
            <text:p text:style-name="P26">ade</text:p>
          </table:table-cell>
          <table:table-cell table:style-name="Таблица2.D2" office:value-type="string">
            <text:p text:style-name="P21"/>
          </table:table-cell>
        </table:table-row>
        <table:table-row table:style-name="TableLine94556622312912">
          <table:table-cell table:style-name="Таблица2.A2" office:value-type="string">
            <text:list xml:id="list3313683047" text:style-name="L7">
              <text:list-item>
                <text:p text:style-name="P81"/>
              </text:list-item>
            </text:list>
          </table:table-cell>
          <table:table-cell table:style-name="Таблица2.A2" office:value-type="string">
            <text:p text:style-name="P23">a d</text:p>
            <text:p text:style-name="P23"><text:soft-page-break/>a b 1.0</text:p>
            <text:p text:style-name="P23">b c 9.0</text:p>
            <text:p text:style-name="P23">c d 3.0</text:p>
            <text:p text:style-name="P23">a d 9.0</text:p>
            <text:p text:style-name="P23">a e 1.0</text:p>
            <text:p text:style-name="P23">e d 3.0</text:p>
          </table:table-cell>
          <table:table-cell table:style-name="Таблица2.A2" office:value-type="string">
            <text:p text:style-name="P26">aed</text:p>
          </table:table-cell>
          <table:table-cell table:style-name="Таблица2.D2" office:value-type="string">
            <text:p text:style-name="P21"/>
          </table:table-cell>
        </table:table-row>
        <table:table-row table:style-name="TableLine94556622581408">
          <table:table-cell table:style-name="Таблица2.A2" office:value-type="string">
            <text:list xml:id="list2227529518" text:style-name="L8">
              <text:list-item>
                <text:p text:style-name="P78"/>
              </text:list-item>
            </text:list>
          </table:table-cell>
          <table:table-cell table:style-name="Таблица2.A2" office:value-type="string">
            <text:p text:style-name="P23">a b</text:p>
            <text:p text:style-name="P23">a b 1.0</text:p>
            <text:p text:style-name="P23">a c 1.0</text:p>
          </table:table-cell>
          <table:table-cell table:style-name="Таблица2.A2" office:value-type="string">
            <text:p text:style-name="P26">ab</text:p>
          </table:table-cell>
          <table:table-cell table:style-name="Таблица2.D2" office:value-type="string">
            <text:p text:style-name="P21"/>
          </table:table-cell>
        </table:table-row>
        <table:table-row table:style-name="TableLine94556622504256">
          <table:table-cell table:style-name="Таблица2.A2" office:value-type="string">
            <text:list xml:id="list164506953857114" text:continue-numbering="true" text:style-name="L8">
              <text:list-item>
                <text:p text:style-name="P78"/>
              </text:list-item>
            </text:list>
          </table:table-cell>
          <table:table-cell table:style-name="Таблица2.A2" office:value-type="string">
            <text:p text:style-name="P26">a<text:span text:style-name="T54"> a</text:span></text:p>
            <text:p text:style-name="P24"><text:s/>a b 7</text:p>
            <text:p text:style-name="P24"><text:s/>b c 1</text:p>
            <text:p text:style-name="P24"><text:s/>b a 3</text:p>
            <text:p text:style-name="P24"><text:s/>c a 0</text:p>
          </table:table-cell>
          <table:table-cell table:style-name="Таблица2.A2" office:value-type="string">
            <text:p text:style-name="P26">a</text:p>
          </table:table-cell>
          <table:table-cell table:style-name="Таблица2.D2" office:value-type="string">
            <text:p text:style-name="P21"/>
          </table:table-cell>
        </table:table-row>
        <table:table-row table:style-name="Таблица2.7">
          <table:table-cell table:style-name="Таблица2.A2" office:value-type="string">
            <text:list xml:id="list164507128471656" text:continue-numbering="true" text:style-name="L8">
              <text:list-item>
                <text:p text:style-name="P78"/>
              </text:list-item>
            </text:list>
          </table:table-cell>
          <table:table-cell table:style-name="Таблица2.A2" office:value-type="string">
            <text:p text:style-name="P28">b e</text:p>
            <text:p text:style-name="P28">a b 1.0</text:p>
            <text:p text:style-name="P28">a c 2.0</text:p>
            <text:p text:style-name="P28">b d 7.0</text:p>
            <text:p text:style-name="P28">b e 8.0</text:p>
            <text:p text:style-name="P28">a g 2.0</text:p>
            <text:p text:style-name="P28">b g 6.0</text:p>
            <text:p text:style-name="P28">c e 4.0</text:p>
            <text:p text:style-name="P28">d e 4.0</text:p>
            <text:p text:style-name="P28">g e 1.0</text:p>
          </table:table-cell>
          <table:table-cell table:style-name="Таблица2.A2" office:value-type="string">
            <text:p text:style-name="P26">bge</text:p>
          </table:table-cell>
          <table:table-cell table:style-name="Таблица2.D2" office:value-type="string">
            <text:p text:style-name="P21"/>
          </table:table-cell>
        </table:table-row>
      </table:table>
      <text:p text:style-name="P57"/>
      <text:p text:style-name="P53"/>
      <text:p text:style-name="P53">Таблица Б.3 — Тестирование индивидуализации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 table:style-name="TableLine94556622591056">
          <table:table-cell table:style-name="Таблица4.A1" office:value-type="string">
            <text:p text:style-name="P19">№ п/п</text:p>
          </table:table-cell>
          <table:table-cell table:style-name="Таблица4.A1" office:value-type="string">
            <text:p text:style-name="P19">Входные данные</text:p>
          </table:table-cell>
          <table:table-cell table:style-name="Таблица4.A1" office:value-type="string">
            <text:p text:style-name="P19">Выходные данные</text:p>
          </table:table-cell>
          <table:table-cell table:style-name="Таблица4.D1" office:value-type="string">
            <text:p text:style-name="P19">Комментарии</text:p>
          </table:table-cell>
        </table:table-row>
        <table:table-row table:style-name="TableLine94556623098800">
          <table:table-cell table:style-name="Таблица4.A2" office:value-type="string">
            <text:list xml:id="list164506313621036" text:continue-list="list911513943" text:style-name="L3">
              <text:list-header>
                <text:p text:style-name="P75">1.</text:p>
              </text:list-header>
            </text:list>
          </table:table-cell>
          <table:table-cell table:style-name="Таблица4.A2" office:value-type="string">
            <text:p text:style-name="P23">a g</text:p>
            <text:p text:style-name="P23">a b 3.0</text:p>
            <text:p text:style-name="P23">a c 1.0</text:p>
            <text:p text:style-name="P23">b d 2.0</text:p>
            <text:p text:style-name="P23">b e 3.0</text:p>
            <text:p text:style-name="P23"><text:soft-page-break/>d e 4.0</text:p>
            <text:p text:style-name="P23">e a 1.0</text:p>
            <text:p text:style-name="P23">e f 2.0</text:p>
            <text:p text:style-name="P23">a g 10.0</text:p>
            <text:p text:style-name="P23">f g 1.0 </text:p>
            <text:p text:style-name="P26">1</text:p>
            <text:p text:style-name="P26">2</text:p>
            <text:p text:style-name="P26">3</text:p>
            <text:p text:style-name="P26">4</text:p>
            <text:p text:style-name="P26">5</text:p>
            <text:p text:style-name="P26">6</text:p>
            <text:p text:style-name="P26">7</text:p>
          </table:table-cell>
          <table:table-cell table:style-name="Таблица4.A2" office:value-type="string">
            <text:p text:style-name="P26">abdefg</text:p>
          </table:table-cell>
          <table:table-cell table:style-name="Таблица4.D2" office:value-type="string">
            <text:p text:style-name="P22"/>
          </table:table-cell>
        </table:table-row>
        <table:table-row table:style-name="TableLine94556623104640">
          <table:table-cell table:style-name="Таблица4.A2" office:value-type="string">
            <text:list xml:id="list1546611674" text:style-name="L9">
              <text:list-header>
                <text:p text:style-name="P79">2.</text:p>
              </text:list-header>
            </text:list>
          </table:table-cell>
          <table:table-cell table:style-name="Таблица4.A2" office:value-type="string">
            <text:p text:style-name="P23">a e</text:p>
            <text:p text:style-name="P23">a b 3.0</text:p>
            <text:p text:style-name="P23">b c 1.0</text:p>
            <text:p text:style-name="P23">c d 1.0</text:p>
            <text:p text:style-name="P23">a d 5.0</text:p>
            <text:p text:style-name="P23">d e 1.0</text:p>
            <text:p text:style-name="P26">2</text:p>
            <text:p text:style-name="P26">3</text:p>
            <text:p text:style-name="P26">7</text:p>
            <text:p text:style-name="P26">9</text:p>
            <text:p text:style-name="P26">0</text:p>
          </table:table-cell>
          <table:table-cell table:style-name="Таблица4.A2" office:value-type="string">
            <text:p text:style-name="P26">abcde</text:p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4">
          <table:table-cell table:style-name="Таблица4.A2" office:value-type="string">
            <text:p text:style-name="P68">3.</text:p>
          </table:table-cell>
          <table:table-cell table:style-name="Таблица4.A2" office:value-type="string">
            <text:p text:style-name="P23">a d</text:p>
            <text:p text:style-name="P23">a b 1.0</text:p>
            <text:p text:style-name="P23">b c 9.0</text:p>
            <text:p text:style-name="P23">c d 3.0</text:p>
            <text:p text:style-name="P23">a d 9.0</text:p>
            <text:p text:style-name="P23">a e 1.0</text:p>
            <text:p text:style-name="P23">e d 3.0</text:p>
            <text:p text:style-name="P26">0</text:p>
            <text:p text:style-name="P26">0</text:p>
            <text:p text:style-name="P26">0</text:p>
            <text:p text:style-name="P26"><text:soft-page-break/>0</text:p>
            <text:p text:style-name="P26">0</text:p>
          </table:table-cell>
          <table:table-cell table:style-name="Таблица4.A2" office:value-type="string">
            <text:p text:style-name="P26">aed</text:p>
          </table:table-cell>
          <table:table-cell table:style-name="Таблица4.D2" office:value-type="string">
            <text:p text:style-name="P22"/>
          </table:table-cell>
        </table:table-row>
        <table:table-row table:style-name="TableLine94556623106544">
          <table:table-cell table:style-name="Таблица4.A2" office:value-type="string">
            <text:list xml:id="list164506798805608" text:continue-numbering="true" text:style-name="L9">
              <text:list-header>
                <text:p text:style-name="P79">4.</text:p>
              </text:list-header>
            </text:list>
          </table:table-cell>
          <table:table-cell table:style-name="Таблица4.A2" office:value-type="string">
            <text:p text:style-name="P23">a b</text:p>
            <text:p text:style-name="P23">a b 1.0</text:p>
            <text:p text:style-name="P23">a c 1.0</text:p>
            <text:p text:style-name="P26">1000</text:p>
            <text:p text:style-name="P26">1</text:p>
            <text:p text:style-name="P26">0</text:p>
          </table:table-cell>
          <table:table-cell table:style-name="Таблица4.A2" office:value-type="string">
            <text:p text:style-name="P26">ab</text:p>
          </table:table-cell>
          <table:table-cell table:style-name="Таблица4.D2" office:value-type="string">
            <text:p text:style-name="P22"/>
          </table:table-cell>
        </table:table-row>
        <table:table-row table:style-name="TableLine94556623107968">
          <table:table-cell table:style-name="Таблица4.A2" office:value-type="string">
            <text:list xml:id="list164507075839228" text:continue-numbering="true" text:style-name="L9">
              <text:list-header>
                <text:p text:style-name="P79">5.</text:p>
              </text:list-header>
            </text:list>
          </table:table-cell>
          <table:table-cell table:style-name="Таблица4.A2" office:value-type="string">
            <text:p text:style-name="P26">a<text:span text:style-name="T54"> a</text:span></text:p>
            <text:p text:style-name="P24"><text:s/>a b 7</text:p>
            <text:p text:style-name="P24"><text:s/>b c 1</text:p>
            <text:p text:style-name="P24"><text:s/>b a 3</text:p>
            <text:p text:style-name="P24"><text:s/>c a 0</text:p>
            <text:p text:style-name="P26">7</text:p>
            <text:p text:style-name="P26">9</text:p>
            <text:p text:style-name="P26">8</text:p>
          </table:table-cell>
          <table:table-cell table:style-name="Таблица4.A2" office:value-type="string">
            <text:p text:style-name="P26">a</text:p>
          </table:table-cell>
          <table:table-cell table:style-name="Таблица4.D2" office:value-type="string">
            <text:p text:style-name="P22"/>
          </table:table-cell>
        </table:table-row>
        <table:table-row table:style-name="TableLine94556623108992">
          <table:table-cell table:style-name="Таблица4.A2" office:value-type="string">
            <text:list xml:id="list164506872954249" text:continue-numbering="true" text:style-name="L9">
              <text:list-header>
                <text:p text:style-name="P79">6.</text:p>
              </text:list-header>
            </text:list>
          </table:table-cell>
          <table:table-cell table:style-name="Таблица4.A2" office:value-type="string">
            <text:p text:style-name="P28">b e</text:p>
            <text:p text:style-name="P28">a b 1.0</text:p>
            <text:p text:style-name="P28">a c 2.0</text:p>
            <text:p text:style-name="P28">b d 7.0</text:p>
            <text:p text:style-name="P28">b e 8.0</text:p>
            <text:p text:style-name="P28">a g 2.0</text:p>
            <text:p text:style-name="P28">b g 6.0</text:p>
            <text:p text:style-name="P28">c e 4.0</text:p>
            <text:p text:style-name="P28">d e 4.0</text:p>
            <text:p text:style-name="P28">g e 1.0</text:p>
            <text:p text:style-name="P29">4</text:p>
            <text:p text:style-name="P29">0</text:p>
            <text:p text:style-name="P29">10</text:p>
            <text:p text:style-name="P29">2</text:p>
            <text:p text:style-name="P29">7</text:p>
            <text:p text:style-name="P29">8</text:p>
          </table:table-cell>
          <table:table-cell table:style-name="Таблица4.A2" office:value-type="string">
            <text:p text:style-name="P26">bge</text:p>
          </table:table-cell>
          <table:table-cell table:style-name="Таблица4.D2" office:value-type="string">
            <text:p text:style-name="P22"/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8H37M1S</meta:editing-duration>
    <meta:editing-cycles>106</meta:editing-cycles>
    <meta:generator>LibreOffice/6.4.7.2$Linux_X86_64 LibreOffice_project/40$Build-2</meta:generator>
    <dc:date>2022-06-03T16:45:05.622547650</dc:date>
    <meta:document-statistic meta:table-count="4" meta:image-count="0" meta:object-count="2" meta:page-count="21" meta:paragraph-count="554" meta:word-count="3000" meta:character-count="24092" meta:non-whitespace-character-count="18161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|</mo>
          <mrow>
            <mrow>
              <mi>h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sup>
                  <mi>h</mi>
                  <mtext>*</mtext>
                </msup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≤</mo>
        <mi>O</mi>
      </mrow>
      <mrow>
        <mo fence="true" stretchy="false">(</mo>
        <mrow>
          <mrow>
            <mi>log</mi>
            <mrow>
              <mo fence="true" stretchy="false">(</mo>
              <mrow>
                <mrow>
                  <msup>
                    <mi>h</mi>
                    <mtext>*</mtext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line h(x) - h^{"*"}(x) rline &lt;= O( log(h^{"*"}(x)) ) </annotation>
  </semantics>
</math>
</file>

<file path=Object 2/content.xml><?xml version="1.0" encoding="utf-8"?>
<math xmlns="http://www.w3.org/1998/Math/MathML" display="block">
  <semantics>
    <mrow>
      <mrow>
        <mi>N</mi>
        <mo stretchy="false">+</mo>
        <mn>1</mn>
      </mrow>
      <mo stretchy="false">=</mo>
      <mrow>
        <mn>1</mn>
        <mo stretchy="false">+</mo>
        <mi>B</mi>
        <mo stretchy="false">+</mo>
        <msup>
          <mi>B</mi>
          <mn>2</mn>
        </msup>
        <mo stretchy="false">+</mo>
        <mn>...</mn>
        <mo stretchy="false">+</mo>
        <msup>
          <mi>B</mi>
          <mi>D</mi>
        </msup>
      </mrow>
    </mrow>
    <annotation encoding="StarMath 5.0">N+1=1+B+B^2+...+B^D</annotation>
  </semantics>
</math>
</file>